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4cm"/>
    </style:style>
    <style:style style:name="co2" style:family="table-column">
      <style:table-column-properties fo:break-before="auto" style:column-width="1.141cm"/>
    </style:style>
    <style:style style:name="co3" style:family="table-column">
      <style:table-column-properties fo:break-before="auto" style:column-width="16.51cm"/>
    </style:style>
    <style:style style:name="co4" style:family="table-column">
      <style:table-column-properties fo:break-before="auto" style:column-width="5.498cm"/>
    </style:style>
    <style:style style:name="co5" style:family="table-column">
      <style:table-column-properties fo:break-before="auto" style:column-width="4.528cm"/>
    </style:style>
    <style:style style:name="co6" style:family="table-column">
      <style:table-column-properties fo:break-before="auto" style:column-width="14.129cm"/>
    </style:style>
    <style:style style:name="co7" style:family="table-column">
      <style:table-column-properties fo:break-before="auto" style:column-width="6.664cm"/>
    </style:style>
    <style:style style:name="co8" style:family="table-column">
      <style:table-column-properties fo:break-before="auto" style:column-width="6.74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1.692cm" fo:break-before="auto" style:use-optimal-row-height="true"/>
    </style:style>
    <style:style style:name="ro4" style:family="table-row">
      <style:table-row-properties style:row-height="1.277cm" fo:break-before="auto" style:use-optimal-row-height="true"/>
    </style:style>
    <style:style style:name="ro5" style:family="table-row">
      <style:table-row-properties style:row-height="2.106cm" fo:break-before="auto" style:use-optimal-row-height="true"/>
    </style:style>
    <style:style style:name="ro6" style:family="table-row">
      <style:table-row-properties style:row-height="4.625cm" fo:break-before="auto" style:use-optimal-row-height="true"/>
    </style:style>
    <style:style style:name="ro7" style:family="table-row">
      <style:table-row-properties style:row-height="2.9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# </text:p>
          </table:table-cell>
          <table:table-cell office:value-type="string">
            <text:p>QTY </text:p>
          </table:table-cell>
          <table:table-cell office:value-type="string">
            <text:p>REFDES </text:p>
          </table:table-cell>
          <table:table-cell office:value-type="string">
            <text:p>MANUFACTURER </text:p>
          </table:table-cell>
          <table:table-cell office:value-type="string">
            <text:p>PART # </text:p>
          </table:table-cell>
          <table:table-cell office:value-type="string">
            <text:p>DESCRIPTION </text:p>
          </table:table-cell>
          <table:table-cell office:value-type="string">
            <text:p>VALUE </text:p>
          </table:table-cell>
          <table:table-cell office:value-type="string">
            <text:p>PACKAGE </text:p>
          </table:table-cell>
        </table:table-row>
        <table:table-row table:style-name="ro1">
          <table:table-cell table:number-columns-repeated="2" office:value-type="string">
            <text:p>1 </text:p>
          </table:table-cell>
          <table:table-cell office:value-type="string">
            <text:p>LOGO3 </text:p>
          </table:table-cell>
          <table:table-cell office:value-type="string">
            <text:p><text:s/></text:p>
          </table:table-cell>
          <table:table-cell office:value-type="string">
            <text:p>N/A </text:p>
          </table:table-cell>
          <table:table-cell table:number-columns-repeated="2" office:value-type="string">
            <text:p><text:s/></text:p>
          </table:table-cell>
          <table:table-cell office:value-type="string">
            <text:p>CASPERLOGO </text:p>
          </table:table-cell>
        </table:table-row>
        <table:table-row table:style-name="ro1">
          <table:table-cell office:value-type="string">
            <text:p>2 </text:p>
          </table:table-cell>
          <table:table-cell office:value-type="string">
            <text:p>1 </text:p>
          </table:table-cell>
          <table:table-cell office:value-type="string">
            <text:p>LOGO4 </text:p>
          </table:table-cell>
          <table:table-cell office:value-type="string">
            <text:p><text:s/></text:p>
          </table:table-cell>
          <table:table-cell office:value-type="string">
            <text:p>N/A </text:p>
          </table:table-cell>
          <table:table-cell table:number-columns-repeated="2" office:value-type="string">
            <text:p><text:s/></text:p>
          </table:table-cell>
          <table:table-cell office:value-type="string">
            <text:p>CUCARACA </text:p>
          </table:table-cell>
        </table:table-row>
        <table:table-row table:style-name="ro1">
          <table:table-cell office:value-type="string">
            <text:p>3 </text:p>
          </table:table-cell>
          <table:table-cell office:value-type="string">
            <text:p>12 </text:p>
          </table:table-cell>
          <table:table-cell office:value-type="string">
            <text:p>FU1,FU2,FU3,FU4,FU5,FU6,FU7,FU8,FU9,FU10,FU11,FU12 </text:p>
          </table:table-cell>
          <table:table-cell office:value-type="string">
            <text:p><text:s/></text:p>
          </table:table-cell>
          <table:table-cell office:value-type="string">
            <text:p>N/A </text:p>
          </table:table-cell>
          <table:table-cell table:number-columns-repeated="2" office:value-type="string">
            <text:p><text:s/></text:p>
          </table:table-cell>
          <table:table-cell office:value-type="string">
            <text:p>FIDUCIAL </text:p>
          </table:table-cell>
        </table:table-row>
        <table:table-row table:style-name="ro1">
          <table:table-cell office:value-type="string">
            <text:p>4 </text:p>
          </table:table-cell>
          <table:table-cell office:value-type="string">
            <text:p>2 </text:p>
          </table:table-cell>
          <table:table-cell office:value-type="string">
            <text:p>H10,H11 </text:p>
          </table:table-cell>
          <table:table-cell office:value-type="string">
            <text:p><text:s/></text:p>
          </table:table-cell>
          <table:table-cell office:value-type="string">
            <text:p>N/A </text:p>
          </table:table-cell>
          <table:table-cell table:number-columns-repeated="2" office:value-type="string">
            <text:p><text:s/></text:p>
          </table:table-cell>
          <table:table-cell office:value-type="string">
            <text:p>HEATSINKHOLE </text:p>
          </table:table-cell>
        </table:table-row>
        <table:table-row table:style-name="ro1">
          <table:table-cell office:value-type="string">
            <text:p>5 </text:p>
          </table:table-cell>
          <table:table-cell office:value-type="string">
            <text:p>1 </text:p>
          </table:table-cell>
          <table:table-cell office:value-type="string">
            <text:p>LOGO1 </text:p>
          </table:table-cell>
          <table:table-cell office:value-type="string">
            <text:p><text:s/></text:p>
          </table:table-cell>
          <table:table-cell office:value-type="string">
            <text:p>N/A </text:p>
          </table:table-cell>
          <table:table-cell table:number-columns-repeated="2" office:value-type="string">
            <text:p><text:s/></text:p>
          </table:table-cell>
          <table:table-cell office:value-type="string">
            <text:p>LOGO </text:p>
          </table:table-cell>
        </table:table-row>
        <table:table-row table:style-name="ro1">
          <table:table-cell office:value-type="string">
            <text:p>6 </text:p>
          </table:table-cell>
          <table:table-cell office:value-type="string">
            <text:p>1 </text:p>
          </table:table-cell>
          <table:table-cell office:value-type="string">
            <text:p>LOGO2 </text:p>
          </table:table-cell>
          <table:table-cell office:value-type="string">
            <text:p><text:s/></text:p>
          </table:table-cell>
          <table:table-cell office:value-type="string">
            <text:p>N/A </text:p>
          </table:table-cell>
          <table:table-cell table:number-columns-repeated="2" office:value-type="string">
            <text:p><text:s/></text:p>
          </table:table-cell>
          <table:table-cell office:value-type="string">
            <text:p>MEERKATLOGO </text:p>
          </table:table-cell>
        </table:table-row>
        <table:table-row table:style-name="ro1">
          <table:table-cell office:value-type="string">
            <text:p>7 </text:p>
          </table:table-cell>
          <table:table-cell office:value-type="string">
            <text:p>1 </text:p>
          </table:table-cell>
          <table:table-cell office:value-type="string">
            <text:p>SNP1 </text:p>
          </table:table-cell>
          <table:table-cell office:value-type="string">
            <text:p><text:s/></text:p>
          </table:table-cell>
          <table:table-cell office:value-type="string">
            <text:p>N/A </text:p>
          </table:table-cell>
          <table:table-cell table:number-columns-repeated="2" office:value-type="string">
            <text:p><text:s/></text:p>
          </table:table-cell>
          <table:table-cell office:value-type="string">
            <text:p>SNPATCH </text:p>
          </table:table-cell>
        </table:table-row>
        <table:table-row table:style-name="ro1">
          <table:table-cell table:number-columns-repeated="2" office:value-type="string">
            <text:p>8 </text:p>
          </table:table-cell>
          <table:table-cell office:value-type="string">
            <text:p>U7,U39,U47,U49,U52,U64,U67,U68 </text:p>
          </table:table-cell>
          <table:table-cell office:value-type="string">
            <text:p>TI </text:p>
          </table:table-cell>
          <table:table-cell office:value-type="string">
            <text:p>SN74LVC1G07DBVT </text:p>
          </table:table-cell>
          <table:table-cell table:number-columns-repeated="2" office:value-type="string">
            <text:p><text:s/></text:p>
          </table:table-cell>
          <table:table-cell office:value-type="string">
            <text:p>SOT95P280X145-5N </text:p>
          </table:table-cell>
        </table:table-row>
        <table:table-row table:style-name="ro1">
          <table:table-cell office:value-type="string">
            <text:p>9 </text:p>
          </table:table-cell>
          <table:table-cell office:value-type="string">
            <text:p>1 </text:p>
          </table:table-cell>
          <table:table-cell office:value-type="string">
            <text:p>J27 </text:p>
          </table:table-cell>
          <table:table-cell office:value-type="string">
            <text:p>3M </text:p>
          </table:table-cell>
          <table:table-cell office:value-type="string">
            <text:p>2510-6002UB </text:p>
          </table:table-cell>
          <table:table-cell table:number-columns-repeated="2" office:value-type="string">
            <text:p><text:s/></text:p>
          </table:table-cell>
          <table:table-cell office:value-type="string">
            <text:p>MOLEX15-91-2100 </text:p>
          </table:table-cell>
        </table:table-row>
        <table:table-row table:style-name="ro1">
          <table:table-cell office:value-type="string">
            <text:p>10 </text:p>
          </table:table-cell>
          <table:table-cell office:value-type="string">
            <text:p>1 </text:p>
          </table:table-cell>
          <table:table-cell office:value-type="string">
            <text:p>J26 </text:p>
          </table:table-cell>
          <table:table-cell office:value-type="string">
            <text:p>3M </text:p>
          </table:table-cell>
          <table:table-cell office:value-type="string">
            <text:p>2510-6002UB </text:p>
          </table:table-cell>
          <table:table-cell office:value-type="string">
            <text:p>HEADER 5X2 </text:p>
          </table:table-cell>
          <table:table-cell office:value-type="string">
            <text:p><text:s/></text:p>
          </table:table-cell>
          <table:table-cell office:value-type="string">
            <text:p>MOLEX15-91-2100 </text:p>
          </table:table-cell>
        </table:table-row>
        <table:table-row table:style-name="ro1">
          <table:table-cell office:value-type="string">
            <text:p>11 </text:p>
          </table:table-cell>
          <table:table-cell office:value-type="string">
            <text:p>1 </text:p>
          </table:table-cell>
          <table:table-cell office:value-type="string">
            <text:p>J32 </text:p>
          </table:table-cell>
          <table:table-cell office:value-type="string">
            <text:p>3M </text:p>
          </table:table-cell>
          <table:table-cell office:value-type="string">
            <text:p>8510-4500PL </text:p>
          </table:table-cell>
          <table:table-cell office:value-type="string">
            <text:p>HEADER 5X2 FEMALE </text:p>
          </table:table-cell>
          <table:table-cell office:value-type="string">
            <text:p><text:s/></text:p>
          </table:table-cell>
          <table:table-cell office:value-type="string">
            <text:p>3M2510_6002UB </text:p>
          </table:table-cell>
        </table:table-row>
        <table:table-row table:style-name="ro1">
          <table:table-cell office:value-type="string">
            <text:p>12 </text:p>
          </table:table-cell>
          <table:table-cell office:value-type="string">
            <text:p>3 </text:p>
          </table:table-cell>
          <table:table-cell office:value-type="string">
            <text:p>J2,J3,J9 </text:p>
          </table:table-cell>
          <table:table-cell office:value-type="string">
            <text:p>3M </text:p>
          </table:table-cell>
          <table:table-cell office:value-type="string">
            <text:p>N2520-6V0C-RB-WE </text:p>
          </table:table-cell>
          <table:table-cell office:value-type="string">
            <text:p>HEADER 10X2 SHROUDED </text:p>
          </table:table-cell>
          <table:table-cell office:value-type="string">
            <text:p><text:s/></text:p>
          </table:table-cell>
          <table:table-cell office:value-type="string">
            <text:p>3MN2520-6V0C-RB-WE </text:p>
          </table:table-cell>
        </table:table-row>
        <table:table-row table:style-name="ro1">
          <table:table-cell office:value-type="string">
            <text:p>13 </text:p>
          </table:table-cell>
          <table:table-cell office:value-type="string">
            <text:p>1 </text:p>
          </table:table-cell>
          <table:table-cell office:value-type="string">
            <text:p>U60 </text:p>
          </table:table-cell>
          <table:table-cell office:value-type="string">
            <text:p>ACTEL </text:p>
          </table:table-cell>
          <table:table-cell office:value-type="string">
            <text:p>AFS600-FG256 </text:p>
          </table:table-cell>
          <table:table-cell table:number-columns-repeated="2" office:value-type="string">
            <text:p><text:s/></text:p>
          </table:table-cell>
          <table:table-cell office:value-type="string">
            <text:p>BGA256C100P16X16_1700X1700X170 </text:p>
          </table:table-cell>
        </table:table-row>
        <table:table-row table:style-name="ro1">
          <table:table-cell office:value-type="string">
            <text:p>14 </text:p>
          </table:table-cell>
          <table:table-cell office:value-type="string">
            <text:p>1 </text:p>
          </table:table-cell>
          <table:table-cell office:value-type="string">
            <text:p>D6 </text:p>
          </table:table-cell>
          <table:table-cell office:value-type="string">
            <text:p>AGILENT TECHNOLOGIES </text:p>
          </table:table-cell>
          <table:table-cell office:value-type="string">
            <text:p>HSMS-C150 </text:p>
          </table:table-cell>
          <table:table-cell office:value-type="string">
            <text:p><text:s/></text:p>
          </table:table-cell>
          <table:table-cell office:value-type="string">
            <text:p>DUPLEX LED </text:p>
          </table:table-cell>
          <table:table-cell office:value-type="string">
            <text:p>LEDC3216X120N </text:p>
          </table:table-cell>
        </table:table-row>
        <table:table-row table:style-name="ro1">
          <table:table-cell office:value-type="string">
            <text:p>15 </text:p>
          </table:table-cell>
          <table:table-cell office:value-type="string">
            <text:p>1 </text:p>
          </table:table-cell>
          <table:table-cell office:value-type="string">
            <text:p>D8 </text:p>
          </table:table-cell>
          <table:table-cell office:value-type="string">
            <text:p>AGILENT TECHNOLOGIES </text:p>
          </table:table-cell>
          <table:table-cell office:value-type="string">
            <text:p>HSMS-C150 </text:p>
          </table:table-cell>
          <table:table-cell office:value-type="string">
            <text:p><text:s/></text:p>
          </table:table-cell>
          <table:table-cell office:value-type="string">
            <text:p>L100 LED </text:p>
          </table:table-cell>
          <table:table-cell office:value-type="string">
            <text:p>LEDC3216X120N </text:p>
          </table:table-cell>
        </table:table-row>
        <table:table-row table:style-name="ro1">
          <table:table-cell office:value-type="string">
            <text:p>16 </text:p>
          </table:table-cell>
          <table:table-cell office:value-type="string">
            <text:p>1 </text:p>
          </table:table-cell>
          <table:table-cell office:value-type="string">
            <text:p>D7 </text:p>
          </table:table-cell>
          <table:table-cell office:value-type="string">
            <text:p>AGILENT TECHNOLOGIES </text:p>
          </table:table-cell>
          <table:table-cell office:value-type="string">
            <text:p>HSMS-C150 </text:p>
          </table:table-cell>
          <table:table-cell office:value-type="string">
            <text:p><text:s/></text:p>
          </table:table-cell>
          <table:table-cell office:value-type="string">
            <text:p>L1000 LED </text:p>
          </table:table-cell>
          <table:table-cell office:value-type="string">
            <text:p>LEDC3216X120N </text:p>
          </table:table-cell>
        </table:table-row>
        <table:table-row table:style-name="ro1">
          <table:table-cell office:value-type="string">
            <text:p>17 </text:p>
          </table:table-cell>
          <table:table-cell office:value-type="string">
            <text:p>4 </text:p>
          </table:table-cell>
          <table:table-cell office:value-type="string">
            <text:p>D2,D3,D4,D5 </text:p>
          </table:table-cell>
          <table:table-cell office:value-type="string">
            <text:p>AGILENT TECHNOLOGIES </text:p>
          </table:table-cell>
          <table:table-cell office:value-type="string">
            <text:p>HSMS-C150 </text:p>
          </table:table-cell>
          <table:table-cell office:value-type="string">
            <text:p><text:s/></text:p>
          </table:table-cell>
          <table:table-cell office:value-type="string">
            <text:p>OPTICAL MODULE FAULT - RED LED </text:p>
          </table:table-cell>
          <table:table-cell office:value-type="string">
            <text:p>LEDC3216X120N </text:p>
          </table:table-cell>
        </table:table-row>
        <table:table-row table:style-name="ro1">
          <table:table-cell office:value-type="string">
            <text:p>18 </text:p>
          </table:table-cell>
          <table:table-cell office:value-type="string">
            <text:p>1 </text:p>
          </table:table-cell>
          <table:table-cell office:value-type="string">
            <text:p>U1 </text:p>
          </table:table-cell>
          <table:table-cell office:value-type="string">
            <text:p>AMCC </text:p>
          </table:table-cell>
          <table:table-cell office:value-type="string">
            <text:p>PPC440EPX-NTA533T </text:p>
          </table:table-cell>
          <table:table-cell office:value-type="string">
            <text:p><text:s/></text:p>
          </table:table-cell>
          <table:table-cell office:value-type="string">
            <text:p>440EPX </text:p>
          </table:table-cell>
          <table:table-cell office:value-type="string">
            <text:p>BGA680C100P34X34_3500X3500X265 </text:p>
          </table:table-cell>
        </table:table-row>
        <table:table-row table:style-name="ro1">
          <table:table-cell office:value-type="string">
            <text:p>19 </text:p>
          </table:table-cell>
          <table:table-cell office:value-type="string">
            <text:p>4 </text:p>
          </table:table-cell>
          <table:table-cell office:value-type="string">
            <text:p>J10,J11,J12,J13 </text:p>
          </table:table-cell>
          <table:table-cell office:value-type="string">
            <text:p>AMPHENOL </text:p>
          </table:table-cell>
          <table:table-cell office:value-type="string">
            <text:p>132136 </text:p>
          </table:table-cell>
          <table:table-cell office:value-type="string">
            <text:p><text:s/></text:p>
          </table:table-cell>
          <table:table-cell office:value-type="string">
            <text:p>SMA </text:p>
          </table:table-cell>
          <table:table-cell office:value-type="string">
            <text:p>AMPHENOL132136 </text:p>
          </table:table-cell>
        </table:table-row>
        <table:table-row table:style-name="ro1">
          <table:table-cell office:value-type="string">
            <text:p>20 </text:p>
          </table:table-cell>
          <table:table-cell office:value-type="string">
            <text:p>1 </text:p>
          </table:table-cell>
          <table:table-cell office:value-type="string">
            <text:p>U41 </text:p>
          </table:table-cell>
          <table:table-cell office:value-type="string">
            <text:p>ANALOG DEVICES </text:p>
          </table:table-cell>
          <table:table-cell office:value-type="string">
            <text:p>AD7414ARTZ-0 </text:p>
          </table:table-cell>
          <table:table-cell office:value-type="string">
            <text:p><text:s/></text:p>
          </table:table-cell>
          <table:table-cell office:value-type="string">
            <text:p>AD7414-0 </text:p>
          </table:table-cell>
          <table:table-cell office:value-type="string">
            <text:p>SOT95P284X145-6N </text:p>
          </table:table-cell>
        </table:table-row>
        <table:table-row table:style-name="ro1">
          <table:table-cell office:value-type="string">
            <text:p>21 </text:p>
          </table:table-cell>
          <table:table-cell office:value-type="string">
            <text:p>2 </text:p>
          </table:table-cell>
          <table:table-cell office:value-type="string">
            <text:p>U4,U5 </text:p>
          </table:table-cell>
          <table:table-cell office:value-type="string">
            <text:p>ANALOG DEVICES </text:p>
          </table:table-cell>
          <table:table-cell office:value-type="string">
            <text:p>ADCMP605BCPZ </text:p>
          </table:table-cell>
          <table:table-cell table:number-columns-repeated="2" office:value-type="string">
            <text:p><text:s/></text:p>
          </table:table-cell>
          <table:table-cell office:value-type="string">
            <text:p>QFN50P300X300X100-13N </text:p>
          </table:table-cell>
        </table:table-row>
        <table:table-row table:style-name="ro1">
          <table:table-cell office:value-type="string">
            <text:p>22 </text:p>
          </table:table-cell>
          <table:table-cell office:value-type="string">
            <text:p>1 </text:p>
          </table:table-cell>
          <table:table-cell office:value-type="string">
            <text:p>U61 </text:p>
          </table:table-cell>
          <table:table-cell office:value-type="string">
            <text:p>ANALOG DEVICES </text:p>
          </table:table-cell>
          <table:table-cell office:value-type="string">
            <text:p>ADM3101EACPZ-REEL </text:p>
          </table:table-cell>
          <table:table-cell table:number-columns-repeated="2" office:value-type="string">
            <text:p><text:s/></text:p>
          </table:table-cell>
          <table:table-cell office:value-type="string">
            <text:p>QFN50P300X300X100-13N </text:p>
          </table:table-cell>
        </table:table-row>
        <table:table-row table:style-name="ro1">
          <table:table-cell office:value-type="string">
            <text:p>23 </text:p>
          </table:table-cell>
          <table:table-cell office:value-type="string">
            <text:p>1 </text:p>
          </table:table-cell>
          <table:table-cell office:value-type="string">
            <text:p>U25 </text:p>
          </table:table-cell>
          <table:table-cell office:value-type="string">
            <text:p>ANALOG DEVICES </text:p>
          </table:table-cell>
          <table:table-cell office:value-type="string">
            <text:p>ADR03ARZ </text:p>
          </table:table-cell>
          <table:table-cell table:number-columns-repeated="2" office:value-type="string">
            <text:p><text:s/></text:p>
          </table:table-cell>
          <table:table-cell office:value-type="string">
            <text:p>SOIC127P600X175-8N </text:p>
          </table:table-cell>
        </table:table-row>
        <table:table-row table:style-name="ro1">
          <table:table-cell office:value-type="string">
            <text:p>24 </text:p>
          </table:table-cell>
          <table:table-cell office:value-type="string">
            <text:p>2 </text:p>
          </table:table-cell>
          <table:table-cell office:value-type="string">
            <text:p>U38,U40 </text:p>
          </table:table-cell>
          <table:table-cell office:value-type="string">
            <text:p>ATMEL </text:p>
          </table:table-cell>
          <table:table-cell office:value-type="string">
            <text:p>AT24HC04BN-SH </text:p>
          </table:table-cell>
          <table:table-cell office:value-type="string">
            <text:p><text:s/></text:p>
          </table:table-cell>
          <table:table-cell office:value-type="string">
            <text:p>AT24HC04 </text:p>
          </table:table-cell>
          <table:table-cell office:value-type="string">
            <text:p>SOIC127P600X175-8N </text:p>
          </table:table-cell>
        </table:table-row>
        <table:table-row table:style-name="ro1">
          <table:table-cell office:value-type="string">
            <text:p>25 </text:p>
          </table:table-cell>
          <table:table-cell office:value-type="string">
            <text:p>4 </text:p>
          </table:table-cell>
          <table:table-cell office:value-type="string">
            <text:p>C48,C49,C51,C52 </text:p>
          </table:table-cell>
          <table:table-cell office:value-type="string">
            <text:p>AVX </text:p>
          </table:table-cell>
          <table:table-cell office:value-type="string">
            <text:p>04023A180KAT2A </text:p>
          </table:table-cell>
          <table:table-cell office:value-type="string">
            <text:p><text:s/></text:p>
          </table:table-cell>
          <table:table-cell office:value-type="string">
            <text:p>18PF </text:p>
          </table:table-cell>
          <table:table-cell office:value-type="string">
            <text:p>CAPC1005X55N </text:p>
          </table:table-cell>
        </table:table-row>
        <table:table-row table:style-name="ro1">
          <table:table-cell office:value-type="string">
            <text:p>26 </text:p>
          </table:table-cell>
          <table:table-cell office:value-type="string">
            <text:p>1 </text:p>
          </table:table-cell>
          <table:table-cell office:value-type="string">
            <text:p>C539 </text:p>
          </table:table-cell>
          <table:table-cell office:value-type="string">
            <text:p>AVX </text:p>
          </table:table-cell>
          <table:table-cell office:value-type="string">
            <text:p>04023C101KAT2A </text:p>
          </table:table-cell>
          <table:table-cell office:value-type="string">
            <text:p><text:s/></text:p>
          </table:table-cell>
          <table:table-cell office:value-type="string">
            <text:p>100PF </text:p>
          </table:table-cell>
          <table:table-cell office:value-type="string">
            <text:p>CAPC1005X55N </text:p>
          </table:table-cell>
        </table:table-row>
        <table:table-row table:style-name="ro1">
          <table:table-cell office:value-type="string">
            <text:p>27 </text:p>
          </table:table-cell>
          <table:table-cell office:value-type="string">
            <text:p>4 </text:p>
          </table:table-cell>
          <table:table-cell office:value-type="string">
            <text:p>C744,C745,C746,C747 </text:p>
          </table:table-cell>
          <table:table-cell office:value-type="string">
            <text:p>AVX </text:p>
          </table:table-cell>
          <table:table-cell office:value-type="string">
            <text:p>04023C471KAT2A </text:p>
          </table:table-cell>
          <table:table-cell office:value-type="string">
            <text:p><text:s/></text:p>
          </table:table-cell>
          <table:table-cell office:value-type="string">
            <text:p>470PF </text:p>
          </table:table-cell>
          <table:table-cell office:value-type="string">
            <text:p>CAPC1005X55N </text:p>
          </table:table-cell>
        </table:table-row>
        <table:table-row table:style-name="ro1">
          <table:table-cell office:value-type="string">
            <text:p>28 </text:p>
          </table:table-cell>
          <table:table-cell office:value-type="string">
            <text:p>1 </text:p>
          </table:table-cell>
          <table:table-cell office:value-type="string">
            <text:p>C47 </text:p>
          </table:table-cell>
          <table:table-cell office:value-type="string">
            <text:p>AVX </text:p>
          </table:table-cell>
          <table:table-cell office:value-type="string">
            <text:p>08053C225KAT2A </text:p>
          </table:table-cell>
          <table:table-cell office:value-type="string">
            <text:p><text:s/></text:p>
          </table:table-cell>
          <table:table-cell office:value-type="string">
            <text:p>2.2UF </text:p>
          </table:table-cell>
          <table:table-cell office:value-type="string">
            <text:p>CAPC2012X140N </text:p>
          </table:table-cell>
        </table:table-row>
        <table:table-row table:style-name="ro1">
          <table:table-cell office:value-type="string">
            <text:p>29 </text:p>
          </table:table-cell>
          <table:table-cell office:value-type="string">
            <text:p>1 </text:p>
          </table:table-cell>
          <table:table-cell office:value-type="string">
            <text:p>C2 </text:p>
          </table:table-cell>
          <table:table-cell office:value-type="string">
            <text:p>AVX </text:p>
          </table:table-cell>
          <table:table-cell office:value-type="string">
            <text:p>1210YD226KAT2A </text:p>
          </table:table-cell>
          <table:table-cell office:value-type="string">
            <text:p><text:s/></text:p>
          </table:table-cell>
          <table:table-cell office:value-type="string">
            <text:p>22UF </text:p>
          </table:table-cell>
          <table:table-cell office:value-type="string">
            <text:p>CAPC3225X279N </text:p>
          </table:table-cell>
        </table:table-row>
        <table:table-row table:style-name="ro1">
          <table:table-cell office:value-type="string">
            <text:p>30 </text:p>
          </table:table-cell>
          <table:table-cell office:value-type="string">
            <text:p>12 </text:p>
          </table:table-cell>
          <table:table-cell office:value-type="string">
            <text:p>C608,C609,C610,C611,C730,C731,C732,C733,C735,C737,C739,C740 </text:p>
          </table:table-cell>
          <table:table-cell office:value-type="string">
            <text:p>AVX </text:p>
          </table:table-cell>
          <table:table-cell office:value-type="string">
            <text:p>TPSB107K006R </text:p>
          </table:table-cell>
          <table:table-cell office:value-type="string">
            <text:p><text:s/></text:p>
          </table:table-cell>
          <table:table-cell office:value-type="string">
            <text:p>100UF </text:p>
          </table:table-cell>
          <table:table-cell office:value-type="string">
            <text:p>CAPMP3528X210N </text:p>
          </table:table-cell>
        </table:table-row>
        <table:table-row table:style-name="ro1">
          <table:table-cell office:value-type="string">
            <text:p>31 </text:p>
          </table:table-cell>
          <table:table-cell office:value-type="string">
            <text:p>1 </text:p>
          </table:table-cell>
          <table:table-cell office:value-type="string">
            <text:p>C1 </text:p>
          </table:table-cell>
          <table:table-cell office:value-type="string">
            <text:p>AVX </text:p>
          </table:table-cell>
          <table:table-cell office:value-type="string">
            <text:p>TPSD227K010R0050 </text:p>
          </table:table-cell>
          <table:table-cell office:value-type="string">
            <text:p><text:s/></text:p>
          </table:table-cell>
          <table:table-cell office:value-type="string">
            <text:p>220UF </text:p>
          </table:table-cell>
          <table:table-cell office:value-type="string">
            <text:p>CAPMP7343X310N </text:p>
          </table:table-cell>
        </table:table-row>
        <table:table-row table:style-name="ro1">
          <table:table-cell office:value-type="string">
            <text:p>32 </text:p>
          </table:table-cell>
          <table:table-cell office:value-type="string">
            <text:p>1 </text:p>
          </table:table-cell>
          <table:table-cell office:value-type="string">
            <text:p>SW1 </text:p>
          </table:table-cell>
          <table:table-cell office:value-type="string">
            <text:p>BOURNS </text:p>
          </table:table-cell>
          <table:table-cell office:value-type="string">
            <text:p>7914G </text:p>
          </table:table-cell>
          <table:table-cell office:value-type="string">
            <text:p><text:s/></text:p>
          </table:table-cell>
          <table:table-cell office:value-type="string">
            <text:p>SPST </text:p>
          </table:table-cell>
          <table:table-cell office:value-type="string">
            <text:p>BOURNS7914G </text:p>
          </table:table-cell>
        </table:table-row>
        <table:table-row table:style-name="ro1">
          <table:table-cell office:value-type="string">
            <text:p>33 </text:p>
          </table:table-cell>
          <table:table-cell office:value-type="string">
            <text:p>8 </text:p>
          </table:table-cell>
          <table:table-cell office:value-type="string">
            <text:p>PTC2,PTC3,PTC4,PTC5,PTC6,PTC7,PTC8,PTC9 </text:p>
          </table:table-cell>
          <table:table-cell office:value-type="string">
            <text:p>BOURNS </text:p>
          </table:table-cell>
          <table:table-cell office:value-type="string">
            <text:p>MF-NSMF050-2 </text:p>
          </table:table-cell>
          <table:table-cell office:value-type="string">
            <text:p><text:s/></text:p>
          </table:table-cell>
          <table:table-cell office:value-type="string">
            <text:p>500MA/13.2V </text:p>
          </table:table-cell>
          <table:table-cell office:value-type="string">
            <text:p>FUSC3216X85N </text:p>
          </table:table-cell>
        </table:table-row>
        <table:table-row table:style-name="ro1">
          <table:table-cell office:value-type="string">
            <text:p>34 </text:p>
          </table:table-cell>
          <table:table-cell office:value-type="string">
            <text:p>1 </text:p>
          </table:table-cell>
          <table:table-cell office:value-type="string">
            <text:p>Y2 </text:p>
          </table:table-cell>
          <table:table-cell office:value-type="string">
            <text:p>CITIZEN </text:p>
          </table:table-cell>
          <table:table-cell office:value-type="string">
            <text:p>CS10-12.000MAGJ-UT </text:p>
          </table:table-cell>
          <table:table-cell office:value-type="string">
            <text:p><text:s/></text:p>
          </table:table-cell>
          <table:table-cell office:value-type="string">
            <text:p>12.00 MHZ </text:p>
          </table:table-cell>
          <table:table-cell office:value-type="string">
            <text:p>FX532A </text:p>
          </table:table-cell>
        </table:table-row>
        <table:table-row table:style-name="ro1">
          <table:table-cell office:value-type="string">
            <text:p>35 </text:p>
          </table:table-cell>
          <table:table-cell office:value-type="string">
            <text:p>1 </text:p>
          </table:table-cell>
          <table:table-cell office:value-type="string">
            <text:p>Y1 </text:p>
          </table:table-cell>
          <table:table-cell office:value-type="string">
            <text:p>CITIZEN </text:p>
          </table:table-cell>
          <table:table-cell office:value-type="string">
            <text:p>CS10-22.1184MAGJ-UT </text:p>
          </table:table-cell>
          <table:table-cell office:value-type="string">
            <text:p><text:s/></text:p>
          </table:table-cell>
          <table:table-cell office:value-type="string">
            <text:p>22.1184MHZ </text:p>
          </table:table-cell>
          <table:table-cell office:value-type="string">
            <text:p>FX532A </text:p>
          </table:table-cell>
        </table:table-row>
        <table:table-row table:style-name="ro1">
          <table:table-cell office:value-type="string">
            <text:p>36 </text:p>
          </table:table-cell>
          <table:table-cell office:value-type="string">
            <text:p>1 </text:p>
          </table:table-cell>
          <table:table-cell office:value-type="string">
            <text:p>X2 </text:p>
          </table:table-cell>
          <table:table-cell office:value-type="string">
            <text:p>CRYSTEK </text:p>
          </table:table-cell>
          <table:table-cell office:value-type="string">
            <text:p>CCLD-023-25-100.000 </text:p>
          </table:table-cell>
          <table:table-cell office:value-type="string">
            <text:p><text:s/></text:p>
          </table:table-cell>
          <table:table-cell office:value-type="string">
            <text:p>100.00MHZ </text:p>
          </table:table-cell>
          <table:table-cell office:value-type="string">
            <text:p>OSCSC254P525X720X180-6N </text:p>
          </table:table-cell>
        </table:table-row>
        <table:table-row table:style-name="ro1">
          <table:table-cell office:value-type="string">
            <text:p>37 </text:p>
          </table:table-cell>
          <table:table-cell office:value-type="string">
            <text:p>2 </text:p>
          </table:table-cell>
          <table:table-cell office:value-type="string">
            <text:p>X1,X4 </text:p>
          </table:table-cell>
          <table:table-cell office:value-type="string">
            <text:p>CRYSTEK </text:p>
          </table:table-cell>
          <table:table-cell office:value-type="string">
            <text:p>CCLD-023-25-156.250 </text:p>
          </table:table-cell>
          <table:table-cell office:value-type="string">
            <text:p><text:s/></text:p>
          </table:table-cell>
          <table:table-cell office:value-type="string">
            <text:p>156.25MHZ </text:p>
          </table:table-cell>
          <table:table-cell office:value-type="string">
            <text:p>OSCSC254P525X720X180-6N </text:p>
          </table:table-cell>
        </table:table-row>
        <table:table-row table:style-name="ro1">
          <table:table-cell office:value-type="string">
            <text:p>38 </text:p>
          </table:table-cell>
          <table:table-cell office:value-type="string">
            <text:p>1 </text:p>
          </table:table-cell>
          <table:table-cell office:value-type="string">
            <text:p>X3 </text:p>
          </table:table-cell>
          <table:table-cell office:value-type="string">
            <text:p>CRYSTEK </text:p>
          </table:table-cell>
          <table:table-cell office:value-type="string">
            <text:p>CCLD-024-25-200.000 </text:p>
          </table:table-cell>
          <table:table-cell office:value-type="string">
            <text:p><text:s/></text:p>
          </table:table-cell>
          <table:table-cell office:value-type="string">
            <text:p>200.00MHZ </text:p>
          </table:table-cell>
          <table:table-cell office:value-type="string">
            <text:p>OSCSC254P525X720X180-6N </text:p>
          </table:table-cell>
        </table:table-row>
        <table:table-row table:style-name="ro1">
          <table:table-cell office:value-type="string">
            <text:p>39 </text:p>
          </table:table-cell>
          <table:table-cell office:value-type="string">
            <text:p>1 </text:p>
          </table:table-cell>
          <table:table-cell office:value-type="string">
            <text:p>U9 </text:p>
          </table:table-cell>
          <table:table-cell office:value-type="string">
            <text:p>CYPRESS </text:p>
          </table:table-cell>
          <table:table-cell office:value-type="string">
            <text:p>CY22381FXI_0211P2 </text:p>
          </table:table-cell>
          <table:table-cell office:value-type="string">
            <text:p><text:s/></text:p>
          </table:table-cell>
          <table:table-cell office:value-type="string">
            <text:p>CY22381FX_0211 </text:p>
          </table:table-cell>
          <table:table-cell office:value-type="string">
            <text:p>SOIC127P602X173-8N </text:p>
          </table:table-cell>
        </table:table-row>
        <table:table-row table:style-name="ro1">
          <table:table-cell office:value-type="string">
            <text:p>40 </text:p>
          </table:table-cell>
          <table:table-cell office:value-type="string">
            <text:p>1 </text:p>
          </table:table-cell>
          <table:table-cell office:value-type="string">
            <text:p>U24 </text:p>
          </table:table-cell>
          <table:table-cell office:value-type="string">
            <text:p>CYPRESS </text:p>
          </table:table-cell>
          <table:table-cell office:value-type="string">
            <text:p>CY2292F </text:p>
          </table:table-cell>
          <table:table-cell office:value-type="string">
            <text:p><text:s/></text:p>
          </table:table-cell>
          <table:table-cell office:value-type="string">
            <text:p>CY2292FZX_0211 </text:p>
          </table:table-cell>
          <table:table-cell office:value-type="string">
            <text:p>SOIC127P600X173-16N </text:p>
          </table:table-cell>
        </table:table-row>
        <table:table-row table:style-name="ro1">
          <table:table-cell office:value-type="string">
            <text:p>41 </text:p>
          </table:table-cell>
          <table:table-cell office:value-type="string">
            <text:p>1 </text:p>
          </table:table-cell>
          <table:table-cell office:value-type="string">
            <text:p>X5 </text:p>
          </table:table-cell>
          <table:table-cell office:value-type="string">
            <text:p>ECS INTERNATIONAL </text:p>
          </table:table-cell>
          <table:table-cell office:value-type="string">
            <text:p>ECX-306 </text:p>
          </table:table-cell>
          <table:table-cell office:value-type="string">
            <text:p><text:s/></text:p>
          </table:table-cell>
          <table:table-cell office:value-type="string">
            <text:p>32.768KHZ </text:p>
          </table:table-cell>
          <table:table-cell office:value-type="string">
            <text:p>OSCL550P340X800X250-4N </text:p>
          </table:table-cell>
        </table:table-row>
        <table:table-row table:style-name="ro1">
          <table:table-cell office:value-type="string">
            <text:p>42 </text:p>
          </table:table-cell>
          <table:table-cell office:value-type="string">
            <text:p>3 </text:p>
          </table:table-cell>
          <table:table-cell office:value-type="string">
            <text:p>Q12,Q13,Q14 </text:p>
          </table:table-cell>
          <table:table-cell office:value-type="string">
            <text:p>FAIRCHILD </text:p>
          </table:table-cell>
          <table:table-cell office:value-type="string">
            <text:p>FDS6675BZ </text:p>
          </table:table-cell>
          <table:table-cell table:number-columns-repeated="2" office:value-type="string">
            <text:p><text:s/></text:p>
          </table:table-cell>
          <table:table-cell office:value-type="string">
            <text:p>SO-8 </text:p>
          </table:table-cell>
        </table:table-row>
        <table:table-row table:style-name="ro1">
          <table:table-cell office:value-type="string">
            <text:p>43 </text:p>
          </table:table-cell>
          <table:table-cell office:value-type="string">
            <text:p>1 </text:p>
          </table:table-cell>
          <table:table-cell office:value-type="string">
            <text:p>Q11 </text:p>
          </table:table-cell>
          <table:table-cell office:value-type="string">
            <text:p>FAIRCHILD </text:p>
          </table:table-cell>
          <table:table-cell office:value-type="string">
            <text:p>FJD3076TM </text:p>
          </table:table-cell>
          <table:table-cell office:value-type="string">
            <text:p>NPN TRANSISTOR </text:p>
          </table:table-cell>
          <table:table-cell office:value-type="string">
            <text:p><text:s/></text:p>
          </table:table-cell>
          <table:table-cell office:value-type="string">
            <text:p>DPAK-P950X240-3N </text:p>
          </table:table-cell>
        </table:table-row>
        <table:table-row table:style-name="ro1">
          <table:table-cell office:value-type="string">
            <text:p>44 </text:p>
          </table:table-cell>
          <table:table-cell office:value-type="string">
            <text:p>5 </text:p>
          </table:table-cell>
          <table:table-cell office:value-type="string">
            <text:p>Q4,Q5,Q6,Q7,Q8 </text:p>
          </table:table-cell>
          <table:table-cell office:value-type="string">
            <text:p>FAIRCHILD SEMICONDUCTOR </text:p>
          </table:table-cell>
          <table:table-cell office:value-type="string">
            <text:p>BSS138 </text:p>
          </table:table-cell>
          <table:table-cell office:value-type="string">
            <text:p><text:s/></text:p>
          </table:table-cell>
          <table:table-cell office:value-type="string">
            <text:p>BSS138 </text:p>
          </table:table-cell>
          <table:table-cell office:value-type="string">
            <text:p>SOT95P240X110-3N </text:p>
          </table:table-cell>
        </table:table-row>
        <table:table-row table:style-name="ro1">
          <table:table-cell office:value-type="string">
            <text:p>45 </text:p>
          </table:table-cell>
          <table:table-cell office:value-type="string">
            <text:p>2 </text:p>
          </table:table-cell>
          <table:table-cell office:value-type="string">
            <text:p>Q9,Q10 </text:p>
          </table:table-cell>
          <table:table-cell office:value-type="string">
            <text:p>FAIRCHILD SEMICONDUCTOR </text:p>
          </table:table-cell>
          <table:table-cell office:value-type="string">
            <text:p>NDS331N </text:p>
          </table:table-cell>
          <table:table-cell office:value-type="string">
            <text:p><text:s/></text:p>
          </table:table-cell>
          <table:table-cell office:value-type="string">
            <text:p>NDS331N </text:p>
          </table:table-cell>
          <table:table-cell office:value-type="string">
            <text:p>SOT95P241X112-3N </text:p>
          </table:table-cell>
        </table:table-row>
        <table:table-row table:style-name="ro1">
          <table:table-cell office:value-type="string">
            <text:p>46 </text:p>
          </table:table-cell>
          <table:table-cell office:value-type="string">
            <text:p>1 </text:p>
          </table:table-cell>
          <table:table-cell office:value-type="string">
            <text:p>P3 </text:p>
          </table:table-cell>
          <table:table-cell office:value-type="string">
            <text:p>FUJITSU </text:p>
          </table:table-cell>
          <table:table-cell office:value-type="string">
            <text:p>FCN-268F036-G/3DB </text:p>
          </table:table-cell>
          <table:table-cell office:value-type="string">
            <text:p>FUJITSU 2X2 CX4 CONNECTOR MODULE </text:p>
          </table:table-cell>
          <table:table-cell office:value-type="string">
            <text:p><text:s/></text:p>
          </table:table-cell>
          <table:table-cell office:value-type="string">
            <text:p>FUJITSU_FCN_268F036_G_3DB </text:p>
          </table:table-cell>
        </table:table-row>
        <table:table-row table:style-name="ro1">
          <table:table-cell office:value-type="string">
            <text:p>47 </text:p>
          </table:table-cell>
          <table:table-cell office:value-type="string">
            <text:p>1 </text:p>
          </table:table-cell>
          <table:table-cell office:value-type="string">
            <text:p>J25 </text:p>
          </table:table-cell>
          <table:table-cell office:value-type="string">
            <text:p>HALO </text:p>
          </table:table-cell>
          <table:table-cell office:value-type="string">
            <text:p>HFJ11-1G02E-L12 </text:p>
          </table:table-cell>
          <table:table-cell office:value-type="string">
            <text:p>RJ45, INTEGRATED MAGNETICS, 2 LEDS </text:p>
          </table:table-cell>
          <table:table-cell office:value-type="string">
            <text:p><text:s/></text:p>
          </table:table-cell>
          <table:table-cell office:value-type="string">
            <text:p>RJ45_8POS </text:p>
          </table:table-cell>
        </table:table-row>
        <table:table-row table:style-name="ro1">
          <table:table-cell office:value-type="string">
            <text:p>48 </text:p>
          </table:table-cell>
          <table:table-cell office:value-type="string">
            <text:p>2 </text:p>
          </table:table-cell>
          <table:table-cell office:value-type="string">
            <text:p>U43,U44 </text:p>
          </table:table-cell>
          <table:table-cell office:value-type="string">
            <text:p>INTERSIL </text:p>
          </table:table-cell>
          <table:table-cell office:value-type="string">
            <text:p>ICL3225EIAZ </text:p>
          </table:table-cell>
          <table:table-cell office:value-type="string">
            <text:p><text:s/></text:p>
          </table:table-cell>
          <table:table-cell office:value-type="string">
            <text:p>ICL3225ECA </text:p>
          </table:table-cell>
          <table:table-cell office:value-type="string">
            <text:p>SOP65P778X200-20N </text:p>
          </table:table-cell>
        </table:table-row>
        <table:table-row table:style-name="ro1">
          <table:table-cell office:value-type="string">
            <text:p>49 </text:p>
          </table:table-cell>
          <table:table-cell office:value-type="string">
            <text:p>3 </text:p>
          </table:table-cell>
          <table:table-cell office:value-type="string">
            <text:p>C498,C499,C500 </text:p>
          </table:table-cell>
          <table:table-cell office:value-type="string">
            <text:p>KEMET </text:p>
          </table:table-cell>
          <table:table-cell office:value-type="string">
            <text:p>C0805C153J5RAC </text:p>
          </table:table-cell>
          <table:table-cell office:value-type="string">
            <text:p><text:s/></text:p>
          </table:table-cell>
          <table:table-cell office:value-type="string">
            <text:p>15NF </text:p>
          </table:table-cell>
          <table:table-cell office:value-type="string">
            <text:p>CAPC2012X88N </text:p>
          </table:table-cell>
        </table:table-row>
        <table:table-row table:style-name="ro1">
          <table:table-cell office:value-type="string">
            <text:p>50 </text:p>
          </table:table-cell>
          <table:table-cell office:value-type="string">
            <text:p>1 </text:p>
          </table:table-cell>
          <table:table-cell office:value-type="string">
            <text:p>C614 </text:p>
          </table:table-cell>
          <table:table-cell office:value-type="string">
            <text:p>KEMET </text:p>
          </table:table-cell>
          <table:table-cell office:value-type="string">
            <text:p>T491X227M010AT </text:p>
          </table:table-cell>
          <table:table-cell office:value-type="string">
            <text:p><text:s/></text:p>
          </table:table-cell>
          <table:table-cell office:value-type="string">
            <text:p>220UF </text:p>
          </table:table-cell>
          <table:table-cell office:value-type="string">
            <text:p>CAPMP7343X430N </text:p>
          </table:table-cell>
        </table:table-row>
        <table:table-row table:style-name="ro1">
          <table:table-cell office:value-type="string">
            <text:p>51 </text:p>
          </table:table-cell>
          <table:table-cell office:value-type="string">
            <text:p>2 </text:p>
          </table:table-cell>
          <table:table-cell office:value-type="string">
            <text:p>C311,C312 </text:p>
          </table:table-cell>
          <table:table-cell office:value-type="string">
            <text:p>KEMET </text:p>
          </table:table-cell>
          <table:table-cell office:value-type="string">
            <text:p>T520B336M006ATE040 </text:p>
          </table:table-cell>
          <table:table-cell office:value-type="string">
            <text:p><text:s/></text:p>
          </table:table-cell>
          <table:table-cell office:value-type="string">
            <text:p>33UF </text:p>
          </table:table-cell>
          <table:table-cell office:value-type="string">
            <text:p>CAPMP3528X210N </text:p>
          </table:table-cell>
        </table:table-row>
        <table:table-row table:style-name="ro2">
          <table:table-cell office:value-type="string">
            <text:p>52 </text:p>
          </table:table-cell>
          <table:table-cell office:value-type="string">
            <text:p>22 </text:p>
          </table:table-cell>
          <table:table-cell office:value-type="string">
            <text:p>C88,C89,C164,C326,C327,C328,C334,C335,C348,C349,C350,C388,C389,C390,C391,C392,C393,C394,C395,C488,C602,C603 </text:p>
          </table:table-cell>
          <table:table-cell office:value-type="string">
            <text:p>KEMET </text:p>
          </table:table-cell>
          <table:table-cell office:value-type="string">
            <text:p>T520B476M006ATE070 </text:p>
          </table:table-cell>
          <table:table-cell office:value-type="string">
            <text:p><text:s/></text:p>
          </table:table-cell>
          <table:table-cell office:value-type="string">
            <text:p>47UF </text:p>
          </table:table-cell>
          <table:table-cell office:value-type="string">
            <text:p>CAPMP3528X210N </text:p>
          </table:table-cell>
        </table:table-row>
        <table:table-row table:style-name="ro1">
          <table:table-cell office:value-type="string">
            <text:p>53 </text:p>
          </table:table-cell>
          <table:table-cell office:value-type="string">
            <text:p>2 </text:p>
          </table:table-cell>
          <table:table-cell office:value-type="string">
            <text:p>C309,C310 </text:p>
          </table:table-cell>
          <table:table-cell office:value-type="string">
            <text:p>KEMET </text:p>
          </table:table-cell>
          <table:table-cell office:value-type="string">
            <text:p>T520V337M2R5ATE025 </text:p>
          </table:table-cell>
          <table:table-cell office:value-type="string">
            <text:p><text:s/></text:p>
          </table:table-cell>
          <table:table-cell office:value-type="string">
            <text:p>330UF </text:p>
          </table:table-cell>
          <table:table-cell office:value-type="string">
            <text:p>CAPMP7343X190N </text:p>
          </table:table-cell>
        </table:table-row>
        <table:table-row table:style-name="ro1">
          <table:table-cell office:value-type="string">
            <text:p>54 </text:p>
          </table:table-cell>
          <table:table-cell office:value-type="string">
            <text:p>6 </text:p>
          </table:table-cell>
          <table:table-cell office:value-type="string">
            <text:p>C104,C105,C400,C402,C405,C410 </text:p>
          </table:table-cell>
          <table:table-cell office:value-type="string">
            <text:p>KEMET </text:p>
          </table:table-cell>
          <table:table-cell office:value-type="string">
            <text:p>T530X108M2R5ASE005 </text:p>
          </table:table-cell>
          <table:table-cell office:value-type="string">
            <text:p><text:s/></text:p>
          </table:table-cell>
          <table:table-cell office:value-type="string">
            <text:p>1000UF </text:p>
          </table:table-cell>
          <table:table-cell office:value-type="string">
            <text:p>CAPMP7343X430N </text:p>
          </table:table-cell>
        </table:table-row>
        <table:table-row table:style-name="ro1">
          <table:table-cell office:value-type="string">
            <text:p>55 </text:p>
          </table:table-cell>
          <table:table-cell office:value-type="string">
            <text:p>2 </text:p>
          </table:table-cell>
          <table:table-cell office:value-type="string">
            <text:p>C538,C545 </text:p>
          </table:table-cell>
          <table:table-cell office:value-type="string">
            <text:p>KEMET </text:p>
          </table:table-cell>
          <table:table-cell office:value-type="string">
            <text:p>T530X337M010ATE006 </text:p>
          </table:table-cell>
          <table:table-cell office:value-type="string">
            <text:p><text:s/></text:p>
          </table:table-cell>
          <table:table-cell office:value-type="string">
            <text:p>330UF </text:p>
          </table:table-cell>
          <table:table-cell office:value-type="string">
            <text:p>CAPMP7343X310N </text:p>
          </table:table-cell>
        </table:table-row>
        <table:table-row table:style-name="ro1">
          <table:table-cell office:value-type="string">
            <text:p>56 </text:p>
          </table:table-cell>
          <table:table-cell office:value-type="string">
            <text:p>3 </text:p>
          </table:table-cell>
          <table:table-cell office:value-type="string">
            <text:p>C501,C502,C503 </text:p>
          </table:table-cell>
          <table:table-cell office:value-type="string">
            <text:p>KEMET </text:p>
          </table:table-cell>
          <table:table-cell office:value-type="string">
            <text:p>T530X337M010ATE006 </text:p>
          </table:table-cell>
          <table:table-cell office:value-type="string">
            <text:p><text:s/></text:p>
          </table:table-cell>
          <table:table-cell office:value-type="string">
            <text:p>330UF </text:p>
          </table:table-cell>
          <table:table-cell office:value-type="string">
            <text:p>CAPMP7343X430N </text:p>
          </table:table-cell>
        </table:table-row>
        <table:table-row table:style-name="ro1">
          <table:table-cell office:value-type="string">
            <text:p>57 </text:p>
          </table:table-cell>
          <table:table-cell office:value-type="string">
            <text:p>1 </text:p>
          </table:table-cell>
          <table:table-cell office:value-type="string">
            <text:p>C413 </text:p>
          </table:table-cell>
          <table:table-cell office:value-type="string">
            <text:p>KEMET </text:p>
          </table:table-cell>
          <table:table-cell office:value-type="string">
            <text:p>T530X687M004ASE005 </text:p>
          </table:table-cell>
          <table:table-cell office:value-type="string">
            <text:p><text:s/></text:p>
          </table:table-cell>
          <table:table-cell office:value-type="string">
            <text:p>680UF </text:p>
          </table:table-cell>
          <table:table-cell office:value-type="string">
            <text:p>CAPMP7343X410N </text:p>
          </table:table-cell>
        </table:table-row>
        <table:table-row table:style-name="ro1">
          <table:table-cell office:value-type="string">
            <text:p>58 </text:p>
          </table:table-cell>
          <table:table-cell office:value-type="string">
            <text:p>1 </text:p>
          </table:table-cell>
          <table:table-cell office:value-type="string">
            <text:p>J28 </text:p>
          </table:table-cell>
          <table:table-cell office:value-type="string">
            <text:p>LANTRONIX </text:p>
          </table:table-cell>
          <table:table-cell office:value-type="string">
            <text:p>XP1001001-03R </text:p>
          </table:table-cell>
          <table:table-cell table:number-columns-repeated="2" office:value-type="string">
            <text:p><text:s/></text:p>
          </table:table-cell>
          <table:table-cell office:value-type="string">
            <text:p>XP100100X_03R </text:p>
          </table:table-cell>
        </table:table-row>
        <table:table-row table:style-name="ro1">
          <table:table-cell office:value-type="string">
            <text:p>59 </text:p>
          </table:table-cell>
          <table:table-cell office:value-type="string">
            <text:p>1 </text:p>
          </table:table-cell>
          <table:table-cell office:value-type="string">
            <text:p>PTC1 </text:p>
          </table:table-cell>
          <table:table-cell office:value-type="string">
            <text:p>LITTELFUSE </text:p>
          </table:table-cell>
          <table:table-cell office:value-type="string">
            <text:p>1206L050 </text:p>
          </table:table-cell>
          <table:table-cell office:value-type="string">
            <text:p><text:s/></text:p>
          </table:table-cell>
          <table:table-cell office:value-type="string">
            <text:p>500MA </text:p>
          </table:table-cell>
          <table:table-cell office:value-type="string">
            <text:p>FUSC3216X75N </text:p>
          </table:table-cell>
        </table:table-row>
        <table:table-row table:style-name="ro1">
          <table:table-cell office:value-type="string">
            <text:p>60 </text:p>
          </table:table-cell>
          <table:table-cell office:value-type="string">
            <text:p>1 </text:p>
          </table:table-cell>
          <table:table-cell office:value-type="string">
            <text:p>SP2 </text:p>
          </table:table-cell>
          <table:table-cell office:value-type="string">
            <text:p>LITTELFUSE </text:p>
          </table:table-cell>
          <table:table-cell office:value-type="string">
            <text:p>PGB102ST23WR </text:p>
          </table:table-cell>
          <table:table-cell office:value-type="string">
            <text:p><text:s/></text:p>
          </table:table-cell>
          <table:table-cell office:value-type="string">
            <text:p>PGB102ST23WR </text:p>
          </table:table-cell>
          <table:table-cell office:value-type="string">
            <text:p>SOT23-SC203P224X300X76-3N </text:p>
          </table:table-cell>
        </table:table-row>
        <table:table-row table:style-name="ro1">
          <table:table-cell office:value-type="string">
            <text:p>61 </text:p>
          </table:table-cell>
          <table:table-cell office:value-type="string">
            <text:p>1 </text:p>
          </table:table-cell>
          <table:table-cell office:value-type="string">
            <text:p>VR4 </text:p>
          </table:table-cell>
          <table:table-cell office:value-type="string">
            <text:p>LITTELFUSE </text:p>
          </table:table-cell>
          <table:table-cell office:value-type="string">
            <text:p>V5.5MLA0603XXX </text:p>
          </table:table-cell>
          <table:table-cell office:value-type="string">
            <text:p><text:s/></text:p>
          </table:table-cell>
          <table:table-cell office:value-type="string">
            <text:p>5.5V 20A </text:p>
          </table:table-cell>
          <table:table-cell office:value-type="string">
            <text:p>VARC1608X90N </text:p>
          </table:table-cell>
        </table:table-row>
        <table:table-row table:style-name="ro1">
          <table:table-cell office:value-type="string">
            <text:p>62 </text:p>
          </table:table-cell>
          <table:table-cell office:value-type="string">
            <text:p>2 </text:p>
          </table:table-cell>
          <table:table-cell office:value-type="string">
            <text:p>U21,U34 </text:p>
          </table:table-cell>
          <table:table-cell office:value-type="string">
            <text:p>MAXIM </text:p>
          </table:table-cell>
          <table:table-cell office:value-type="string">
            <text:p>MAX9032AKA </text:p>
          </table:table-cell>
          <table:table-cell table:number-columns-repeated="2" office:value-type="string">
            <text:p><text:s/></text:p>
          </table:table-cell>
          <table:table-cell office:value-type="string">
            <text:p>SOT80P330X140-8M </text:p>
          </table:table-cell>
        </table:table-row>
        <table:table-row table:style-name="ro1">
          <table:table-cell office:value-type="string">
            <text:p>63 </text:p>
          </table:table-cell>
          <table:table-cell office:value-type="string">
            <text:p>2 </text:p>
          </table:table-cell>
          <table:table-cell office:value-type="string">
            <text:p>U20,U30 </text:p>
          </table:table-cell>
          <table:table-cell office:value-type="string">
            <text:p>MAXIM </text:p>
          </table:table-cell>
          <table:table-cell office:value-type="string">
            <text:p>MAX9032AKA </text:p>
          </table:table-cell>
          <table:table-cell table:number-columns-repeated="2" office:value-type="string">
            <text:p><text:s/></text:p>
          </table:table-cell>
          <table:table-cell office:value-type="string">
            <text:p>SOT80P330X140-8N </text:p>
          </table:table-cell>
        </table:table-row>
        <table:table-row table:style-name="ro1">
          <table:table-cell office:value-type="string">
            <text:p>64 </text:p>
          </table:table-cell>
          <table:table-cell office:value-type="string">
            <text:p>1 </text:p>
          </table:table-cell>
          <table:table-cell office:value-type="string">
            <text:p>U31 </text:p>
          </table:table-cell>
          <table:table-cell office:value-type="string">
            <text:p>MICREL </text:p>
          </table:table-cell>
          <table:table-cell office:value-type="string">
            <text:p>MIC2774N-29YMS </text:p>
          </table:table-cell>
          <table:table-cell office:value-type="string">
            <text:p><text:s/></text:p>
          </table:table-cell>
          <table:table-cell office:value-type="string">
            <text:p>MIC2774N-29 </text:p>
          </table:table-cell>
          <table:table-cell office:value-type="string">
            <text:p>SOT95P280X145-5N </text:p>
          </table:table-cell>
        </table:table-row>
        <table:table-row table:style-name="ro1">
          <table:table-cell office:value-type="string">
            <text:p>65 </text:p>
          </table:table-cell>
          <table:table-cell office:value-type="string">
            <text:p>2 </text:p>
          </table:table-cell>
          <table:table-cell office:value-type="string">
            <text:p>U8,U26 </text:p>
          </table:table-cell>
          <table:table-cell office:value-type="string">
            <text:p>MICREL </text:p>
          </table:table-cell>
          <table:table-cell office:value-type="string">
            <text:p>SY89832UMI </text:p>
          </table:table-cell>
          <table:table-cell table:number-columns-repeated="2" office:value-type="string">
            <text:p><text:s/></text:p>
          </table:table-cell>
          <table:table-cell office:value-type="string">
            <text:p>QFN50P300X300X90-17N </text:p>
          </table:table-cell>
        </table:table-row>
        <table:table-row table:style-name="ro1">
          <table:table-cell office:value-type="string">
            <text:p>66 </text:p>
          </table:table-cell>
          <table:table-cell office:value-type="string">
            <text:p>1 </text:p>
          </table:table-cell>
          <table:table-cell office:value-type="string">
            <text:p>J41 </text:p>
          </table:table-cell>
          <table:table-cell office:value-type="string">
            <text:p>MOLEX </text:p>
          </table:table-cell>
          <table:table-cell office:value-type="string">
            <text:p>15-91-2080 </text:p>
          </table:table-cell>
          <table:table-cell office:value-type="string">
            <text:p>HEADER 4X2 </text:p>
          </table:table-cell>
          <table:table-cell office:value-type="string">
            <text:p><text:s/></text:p>
          </table:table-cell>
          <table:table-cell office:value-type="string">
            <text:p>MOLEX15-91-2080 </text:p>
          </table:table-cell>
        </table:table-row>
        <table:table-row table:style-name="ro1">
          <table:table-cell office:value-type="string">
            <text:p>67 </text:p>
          </table:table-cell>
          <table:table-cell office:value-type="string">
            <text:p>1 </text:p>
          </table:table-cell>
          <table:table-cell office:value-type="string">
            <text:p>J7 </text:p>
          </table:table-cell>
          <table:table-cell office:value-type="string">
            <text:p>MOLEX </text:p>
          </table:table-cell>
          <table:table-cell office:value-type="string">
            <text:p>15-91-2140 </text:p>
          </table:table-cell>
          <table:table-cell office:value-type="string">
            <text:p>HEADER 7X2 </text:p>
          </table:table-cell>
          <table:table-cell office:value-type="string">
            <text:p><text:s/></text:p>
          </table:table-cell>
          <table:table-cell office:value-type="string">
            <text:p>MOLEX15-91-2140 </text:p>
          </table:table-cell>
        </table:table-row>
        <table:table-row table:style-name="ro1">
          <table:table-cell office:value-type="string">
            <text:p>68 </text:p>
          </table:table-cell>
          <table:table-cell office:value-type="string">
            <text:p>1 </text:p>
          </table:table-cell>
          <table:table-cell office:value-type="string">
            <text:p>J31 </text:p>
          </table:table-cell>
          <table:table-cell office:value-type="string">
            <text:p>MOLEX </text:p>
          </table:table-cell>
          <table:table-cell office:value-type="string">
            <text:p>15-91-2200 </text:p>
          </table:table-cell>
          <table:table-cell office:value-type="string">
            <text:p>HEADER 10X2 </text:p>
          </table:table-cell>
          <table:table-cell office:value-type="string">
            <text:p><text:s/></text:p>
          </table:table-cell>
          <table:table-cell office:value-type="string">
            <text:p>MOLEX15-91-2200 </text:p>
          </table:table-cell>
        </table:table-row>
        <table:table-row table:style-name="ro1">
          <table:table-cell office:value-type="string">
            <text:p>69 </text:p>
          </table:table-cell>
          <table:table-cell office:value-type="string">
            <text:p>1 </text:p>
          </table:table-cell>
          <table:table-cell office:value-type="string">
            <text:p>J18 </text:p>
          </table:table-cell>
          <table:table-cell office:value-type="string">
            <text:p>MOLEX </text:p>
          </table:table-cell>
          <table:table-cell office:value-type="string">
            <text:p>44206-0007 </text:p>
          </table:table-cell>
          <table:table-cell office:value-type="string">
            <text:p>ATX MAIN POWER CONNECTOR 24 PIN </text:p>
          </table:table-cell>
          <table:table-cell office:value-type="string">
            <text:p><text:s/></text:p>
          </table:table-cell>
          <table:table-cell office:value-type="string">
            <text:p>MOLEX_44206-0007 </text:p>
          </table:table-cell>
        </table:table-row>
        <table:table-row table:style-name="ro1">
          <table:table-cell office:value-type="string">
            <text:p>70 </text:p>
          </table:table-cell>
          <table:table-cell office:value-type="string">
            <text:p>3 </text:p>
          </table:table-cell>
          <table:table-cell office:value-type="string">
            <text:p>J19,J20,J21 </text:p>
          </table:table-cell>
          <table:table-cell office:value-type="string">
            <text:p>MOLEX </text:p>
          </table:table-cell>
          <table:table-cell office:value-type="string">
            <text:p>47053-1000 </text:p>
          </table:table-cell>
          <table:table-cell office:value-type="string">
            <text:p>ATX 4 WIRE FAN CONNECTOR </text:p>
          </table:table-cell>
          <table:table-cell office:value-type="string">
            <text:p><text:s/></text:p>
          </table:table-cell>
          <table:table-cell office:value-type="string">
            <text:p>MOLEX_47053-1000 </text:p>
          </table:table-cell>
        </table:table-row>
        <table:table-row table:style-name="ro1">
          <table:table-cell office:value-type="string">
            <text:p>71 </text:p>
          </table:table-cell>
          <table:table-cell office:value-type="string">
            <text:p>1 </text:p>
          </table:table-cell>
          <table:table-cell office:value-type="string">
            <text:p>J24 </text:p>
          </table:table-cell>
          <table:table-cell office:value-type="string">
            <text:p>MOLEX </text:p>
          </table:table-cell>
          <table:table-cell office:value-type="string">
            <text:p>87832-1420 </text:p>
          </table:table-cell>
          <table:table-cell table:number-columns-repeated="2" office:value-type="string">
            <text:p><text:s/></text:p>
          </table:table-cell>
          <table:table-cell office:value-type="string">
            <text:p>CON7X2_87832_P2_H11_SMD </text:p>
          </table:table-cell>
        </table:table-row>
        <table:table-row table:style-name="ro1">
          <table:table-cell office:value-type="string">
            <text:p>72 </text:p>
          </table:table-cell>
          <table:table-cell office:value-type="string">
            <text:p>2 </text:p>
          </table:table-cell>
          <table:table-cell office:value-type="string">
            <text:p>J8,J15 </text:p>
          </table:table-cell>
          <table:table-cell office:value-type="string">
            <text:p>MOLEX </text:p>
          </table:table-cell>
          <table:table-cell office:value-type="string">
            <text:p>879160001 </text:p>
          </table:table-cell>
          <table:table-cell table:number-columns-repeated="2" office:value-type="string">
            <text:p><text:s/></text:p>
          </table:table-cell>
          <table:table-cell office:value-type="string">
            <text:p>MOLEX879160001 </text:p>
          </table:table-cell>
        </table:table-row>
        <table:table-row table:style-name="ro1">
          <table:table-cell office:value-type="string">
            <text:p>73 </text:p>
          </table:table-cell>
          <table:table-cell office:value-type="string">
            <text:p>1 </text:p>
          </table:table-cell>
          <table:table-cell office:value-type="string">
            <text:p>P6 </text:p>
          </table:table-cell>
          <table:table-cell office:value-type="string">
            <text:p>MOLEX </text:p>
          </table:table-cell>
          <table:table-cell office:value-type="string">
            <text:p>89485-8001 </text:p>
          </table:table-cell>
          <table:table-cell office:value-type="string">
            <text:p><text:s/></text:p>
          </table:table-cell>
          <table:table-cell office:value-type="string">
            <text:p>NONE </text:p>
          </table:table-cell>
          <table:table-cell office:value-type="string">
            <text:p>MOLEX894858001 </text:p>
          </table:table-cell>
        </table:table-row>
        <table:table-row table:style-name="ro1">
          <table:table-cell office:value-type="string">
            <text:p>74 </text:p>
          </table:table-cell>
          <table:table-cell office:value-type="string">
            <text:p>7 </text:p>
          </table:table-cell>
          <table:table-cell office:value-type="string">
            <text:p>L8,L9,L10,L11,L12,L13,L17 </text:p>
          </table:table-cell>
          <table:table-cell office:value-type="string">
            <text:p>MURATA </text:p>
          </table:table-cell>
          <table:table-cell office:value-type="string">
            <text:p>BLM18PG181SN1X </text:p>
          </table:table-cell>
          <table:table-cell office:value-type="string">
            <text:p><text:s/></text:p>
          </table:table-cell>
          <table:table-cell office:value-type="string">
            <text:p>180OHM 1.5A </text:p>
          </table:table-cell>
          <table:table-cell office:value-type="string">
            <text:p>INDC1608X95N </text:p>
          </table:table-cell>
        </table:table-row>
        <table:table-row table:style-name="ro1">
          <table:table-cell office:value-type="string">
            <text:p>75 </text:p>
          </table:table-cell>
          <table:table-cell office:value-type="string">
            <text:p>4 </text:p>
          </table:table-cell>
          <table:table-cell office:value-type="string">
            <text:p>L1,L2,L3,L4 </text:p>
          </table:table-cell>
          <table:table-cell office:value-type="string">
            <text:p>MURATA </text:p>
          </table:table-cell>
          <table:table-cell office:value-type="string">
            <text:p>BLM21B601SPT </text:p>
          </table:table-cell>
          <table:table-cell office:value-type="string">
            <text:p><text:s/></text:p>
          </table:table-cell>
          <table:table-cell office:value-type="string">
            <text:p>600OHM 200MA </text:p>
          </table:table-cell>
          <table:table-cell office:value-type="string">
            <text:p>INDC2012X130N </text:p>
          </table:table-cell>
        </table:table-row>
        <table:table-row table:style-name="ro1">
          <table:table-cell office:value-type="string">
            <text:p>76 </text:p>
          </table:table-cell>
          <table:table-cell office:value-type="string">
            <text:p>6 </text:p>
          </table:table-cell>
          <table:table-cell office:value-type="string">
            <text:p>L5,L6,L7,L14,L15,L16 </text:p>
          </table:table-cell>
          <table:table-cell office:value-type="string">
            <text:p>MURATA </text:p>
          </table:table-cell>
          <table:table-cell office:value-type="string">
            <text:p>BLM31PG121SN1B </text:p>
          </table:table-cell>
          <table:table-cell office:value-type="string">
            <text:p><text:s/></text:p>
          </table:table-cell>
          <table:table-cell office:value-type="string">
            <text:p>BLM31PG121SN1B </text:p>
          </table:table-cell>
          <table:table-cell office:value-type="string">
            <text:p>INDC3216X130N </text:p>
          </table:table-cell>
        </table:table-row>
        <table:table-row table:style-name="ro3">
          <table:table-cell office:value-type="string">
            <text:p>77 </text:p>
          </table:table-cell>
          <table:table-cell office:value-type="string">
            <text:p>52 </text:p>
          </table:table-cell>
          <table:table-cell office:value-type="string">
            <text:p>CP1,CP2,CP3,CP4,CP5,CP6,CP7,CP8,CP9,CP10,CP11,CP12,CP13,CP14,CP15,CP16,CP17,CP18,CP19,CP20,CP21,CP22,CP23,CP24,CP25,CP26,CP27,CP28,CP29,CP30,CP31,CP32,CP33,CP34,CP35,CP36,CP37,CP38,CP39,CP40,CP41,CP42,CP43,CP44,CP45,CP46,CP47,CP48,CP49,CP50,CP51,CP52 </text:p>
          </table:table-cell>
          <table:table-cell office:value-type="string">
            <text:p>MURATA </text:p>
          </table:table-cell>
          <table:table-cell office:value-type="string">
            <text:p>GNM214B11C104MA01B </text:p>
          </table:table-cell>
          <table:table-cell office:value-type="string">
            <text:p>CAPACITOR,CHIP ARRAY,0.5MM PITCH,8 PIN,1.25MM L X 2.00MM W X 1.00MM H </text:p>
          </table:table-cell>
          <table:table-cell office:value-type="string">
            <text:p>100NF </text:p>
          </table:table-cell>
          <table:table-cell office:value-type="string">
            <text:p>CAPCAF50P125X200X100-8N </text:p>
          </table:table-cell>
        </table:table-row>
        <table:table-row table:style-name="ro1">
          <table:table-cell office:value-type="string">
            <text:p>78 </text:p>
          </table:table-cell>
          <table:table-cell office:value-type="string">
            <text:p>2 </text:p>
          </table:table-cell>
          <table:table-cell office:value-type="string">
            <text:p>C554,C555 </text:p>
          </table:table-cell>
          <table:table-cell office:value-type="string">
            <text:p>MURATA </text:p>
          </table:table-cell>
          <table:table-cell office:value-type="string">
            <text:p>GRM1555C1H101JZ01B </text:p>
          </table:table-cell>
          <table:table-cell office:value-type="string">
            <text:p><text:s/></text:p>
          </table:table-cell>
          <table:table-cell office:value-type="string">
            <text:p>100PF </text:p>
          </table:table-cell>
          <table:table-cell office:value-type="string">
            <text:p>CAPC1005X55N </text:p>
          </table:table-cell>
        </table:table-row>
        <table:table-row table:style-name="ro1">
          <table:table-cell office:value-type="string">
            <text:p>79 </text:p>
          </table:table-cell>
          <table:table-cell office:value-type="string">
            <text:p>2 </text:p>
          </table:table-cell>
          <table:table-cell office:value-type="string">
            <text:p>C21,C22 </text:p>
          </table:table-cell>
          <table:table-cell office:value-type="string">
            <text:p>MURATA </text:p>
          </table:table-cell>
          <table:table-cell office:value-type="string">
            <text:p>GRM1555C1H220JZ01B </text:p>
          </table:table-cell>
          <table:table-cell office:value-type="string">
            <text:p><text:s/></text:p>
          </table:table-cell>
          <table:table-cell office:value-type="string">
            <text:p>22PF </text:p>
          </table:table-cell>
          <table:table-cell office:value-type="string">
            <text:p>CAPC1005X55N </text:p>
          </table:table-cell>
        </table:table-row>
        <table:table-row table:style-name="ro1">
          <table:table-cell office:value-type="string">
            <text:p>80 </text:p>
          </table:table-cell>
          <table:table-cell office:value-type="string">
            <text:p>6 </text:p>
          </table:table-cell>
          <table:table-cell office:value-type="string">
            <text:p>C308,C313,C455,C461,C462,C463 </text:p>
          </table:table-cell>
          <table:table-cell office:value-type="string">
            <text:p>MURATA </text:p>
          </table:table-cell>
          <table:table-cell office:value-type="string">
            <text:p>GRM1555C1H5R0CZ01B </text:p>
          </table:table-cell>
          <table:table-cell office:value-type="string">
            <text:p>CERAMIC CHIP CAPACITOR - 0402 </text:p>
          </table:table-cell>
          <table:table-cell office:value-type="string">
            <text:p>5PF </text:p>
          </table:table-cell>
          <table:table-cell office:value-type="string">
            <text:p>CAPC1005X55N </text:p>
          </table:table-cell>
        </table:table-row>
        <table:table-row table:style-name="ro4">
          <table:table-cell office:value-type="string">
            <text:p>81 </text:p>
          </table:table-cell>
          <table:table-cell office:value-type="string">
            <text:p>50 </text:p>
          </table:table-cell>
          <table:table-cell office:value-type="string">
            <text:p>C33,C61,C66,C67,C76,C77,C127,C129,C131,C132,C133,C135,C148,C239,C241,C242,C243,C244,C246,C556,C557,C558,C559,C560,C561,C562,C563,C564,C568,C570,C571,C572,C573,C574,C575,C576,C577,C581,C582,C583,C584,C585,C586,C587,C588,C589,C616,C617,C618,C619 </text:p>
          </table:table-cell>
          <table:table-cell office:value-type="string">
            <text:p>MURATA </text:p>
          </table:table-cell>
          <table:table-cell office:value-type="string">
            <text:p>GRM155R60J103KA01J </text:p>
          </table:table-cell>
          <table:table-cell office:value-type="string">
            <text:p><text:s/></text:p>
          </table:table-cell>
          <table:table-cell office:value-type="string">
            <text:p>10NF </text:p>
          </table:table-cell>
          <table:table-cell office:value-type="string">
            <text:p>CAPC1005X55N </text:p>
          </table:table-cell>
        </table:table-row>
        <table:table-row table:style-name="ro1">
          <table:table-cell office:value-type="string">
            <text:p>82 </text:p>
          </table:table-cell>
          <table:table-cell office:value-type="string">
            <text:p>12 </text:p>
          </table:table-cell>
          <table:table-cell office:value-type="string">
            <text:p>C70,C71,C74,C75,C82,C83,C99,C103,C128,C136,C227,C247 </text:p>
          </table:table-cell>
          <table:table-cell office:value-type="string">
            <text:p>MURATA </text:p>
          </table:table-cell>
          <table:table-cell office:value-type="string">
            <text:p>GRM155R60J104KA01J </text:p>
          </table:table-cell>
          <table:table-cell office:value-type="string">
            <text:p><text:s/></text:p>
          </table:table-cell>
          <table:table-cell office:value-type="string">
            <text:p>100NF </text:p>
          </table:table-cell>
          <table:table-cell office:value-type="string">
            <text:p>CAPC1005X55N </text:p>
          </table:table-cell>
        </table:table-row>
        <table:table-row table:style-name="ro1">
          <table:table-cell office:value-type="string">
            <text:p>83 </text:p>
          </table:table-cell>
          <table:table-cell office:value-type="string">
            <text:p>1 </text:p>
          </table:table-cell>
          <table:table-cell office:value-type="string">
            <text:p>C613 </text:p>
          </table:table-cell>
          <table:table-cell office:value-type="string">
            <text:p>MURATA </text:p>
          </table:table-cell>
          <table:table-cell office:value-type="string">
            <text:p>GRM155R61A102KA01B </text:p>
          </table:table-cell>
          <table:table-cell office:value-type="string">
            <text:p>CERAMIC CHIP CAPACITOR - 0402 </text:p>
          </table:table-cell>
          <table:table-cell office:value-type="string">
            <text:p>1NF </text:p>
          </table:table-cell>
          <table:table-cell office:value-type="string">
            <text:p>CAPC1005X55N </text:p>
          </table:table-cell>
        </table:table-row>
        <table:table-row table:style-name="ro5">
          <table:table-cell office:value-type="string">
            <text:p>84 </text:p>
          </table:table-cell>
          <table:table-cell office:value-type="string">
            <text:p>83 </text:p>
          </table:table-cell>
          <table:table-cell office:value-type="string">
            <text:p>C5,C13,C15,C20,C32,C57,C62,C68,C69,C296,C297,C298,C299,C300,C301,C305,C306,C307,C314,C316,C319,C320,C336,C338,C341,C342,C351,C396,C397,C398,C407,C408,C411,C414,C417,C430,C431,C432,C435,C436,C437,C438,C439,C440,C441,C442,C453,C454,C460,C471,C472,C473,C474,C475,C476,C477,C478,C479,C480,C481,C482,C483,C514,C516,C518,C520,C522,C524,C527,C528,C529,C532,C540,C541,C542,C543,C544,C546,C594,C612,C620,C748,C749 </text:p>
          </table:table-cell>
          <table:table-cell office:value-type="string">
            <text:p>MURATA </text:p>
          </table:table-cell>
          <table:table-cell office:value-type="string">
            <text:p>GRM155R71A104KAO1B </text:p>
          </table:table-cell>
          <table:table-cell office:value-type="string">
            <text:p>CERAMIC CHIP CAPACITOR - 0402 </text:p>
          </table:table-cell>
          <table:table-cell office:value-type="string">
            <text:p>100NF </text:p>
          </table:table-cell>
          <table:table-cell office:value-type="string">
            <text:p>CAPC1005X55N </text:p>
          </table:table-cell>
        </table:table-row>
        <table:table-row table:style-name="ro4">
          <table:table-cell office:value-type="string">
            <text:p>85 </text:p>
          </table:table-cell>
          <table:table-cell office:value-type="string">
            <text:p>52 </text:p>
          </table:table-cell>
          <table:table-cell office:value-type="string">
            <text:p>C6,C14,C16,C17,C46,C50,C55,C56,C63,C352,C353,C354,C355,C356,C357,C358,C359,C360,C433,C434,C443,C444,C445,C446,C447,C448,C449,C450,C451,C452,C507,C508,C509,C510,C511,C512,C513,C515,C517,C519,C521,C523,C525,C526,C530,C531,C533,C534,C590,C591,C592,C593 </text:p>
          </table:table-cell>
          <table:table-cell office:value-type="string">
            <text:p>MURATA </text:p>
          </table:table-cell>
          <table:table-cell office:value-type="string">
            <text:p>GRM155R71E103KAO1B </text:p>
          </table:table-cell>
          <table:table-cell office:value-type="string">
            <text:p>CERAMIC CHIP CAPACITOR - 0402 </text:p>
          </table:table-cell>
          <table:table-cell office:value-type="string">
            <text:p>10NF </text:p>
          </table:table-cell>
          <table:table-cell office:value-type="string">
            <text:p>CAPC1005X55N </text:p>
          </table:table-cell>
        </table:table-row>
        <table:table-row table:style-name="ro2">
          <table:table-cell office:value-type="string">
            <text:p>86 </text:p>
          </table:table-cell>
          <table:table-cell office:value-type="string">
            <text:p>32 </text:p>
          </table:table-cell>
          <table:table-cell office:value-type="string">
            <text:p>C106,C107,C108,C109,C110,C111,C112,C113,C140,C141,C142,C143,C144,C145,C146,C147,C183,C184,C185,C186,C187,C188,C189,C190,C249,C250,C251,C252,C253,C254,C255,C256 </text:p>
          </table:table-cell>
          <table:table-cell office:value-type="string">
            <text:p>MURATA </text:p>
          </table:table-cell>
          <table:table-cell office:value-type="string">
            <text:p>GRM155R71E103KAO1B </text:p>
          </table:table-cell>
          <table:table-cell office:value-type="string">
            <text:p>CERAMIC CHIP CAPACITOR - 0402 </text:p>
          </table:table-cell>
          <table:table-cell office:value-type="string">
            <text:p>10NF </text:p>
          </table:table-cell>
          <table:table-cell office:value-type="string">
            <text:p>CAPC1005X55NCO </text:p>
          </table:table-cell>
        </table:table-row>
        <table:table-row table:style-name="ro1">
          <table:table-cell office:value-type="string">
            <text:p>87 </text:p>
          </table:table-cell>
          <table:table-cell office:value-type="string">
            <text:p>7 </text:p>
          </table:table-cell>
          <table:table-cell office:value-type="string">
            <text:p>C489,C490,C491,C504,C505,C506,C553 </text:p>
          </table:table-cell>
          <table:table-cell office:value-type="string">
            <text:p>MURATA </text:p>
          </table:table-cell>
          <table:table-cell office:value-type="string">
            <text:p>GRM188R61E105KA12J </text:p>
          </table:table-cell>
          <table:table-cell office:value-type="string">
            <text:p><text:s/></text:p>
          </table:table-cell>
          <table:table-cell office:value-type="string">
            <text:p>1UF </text:p>
          </table:table-cell>
          <table:table-cell office:value-type="string">
            <text:p>CAPC1608X90N </text:p>
          </table:table-cell>
        </table:table-row>
        <table:table-row table:style-name="ro1">
          <table:table-cell office:value-type="string">
            <text:p>88 </text:p>
          </table:table-cell>
          <table:table-cell office:value-type="string">
            <text:p>8 </text:p>
          </table:table-cell>
          <table:table-cell office:value-type="string">
            <text:p>C315,C317,C318,C321,C337,C339,C340,C343 </text:p>
          </table:table-cell>
          <table:table-cell office:value-type="string">
            <text:p>MURATA </text:p>
          </table:table-cell>
          <table:table-cell office:value-type="string">
            <text:p>GRM188R71C105KA12 </text:p>
          </table:table-cell>
          <table:table-cell office:value-type="string">
            <text:p>CERAMIC CHIP CAPACITOR - 0402 </text:p>
          </table:table-cell>
          <table:table-cell office:value-type="string">
            <text:p>1UF </text:p>
          </table:table-cell>
          <table:table-cell office:value-type="string">
            <text:p>CAPC1608X90N </text:p>
          </table:table-cell>
        </table:table-row>
        <table:table-row table:style-name="ro2">
          <table:table-cell office:value-type="string">
            <text:p>89 </text:p>
          </table:table-cell>
          <table:table-cell office:value-type="string">
            <text:p>31 </text:p>
          </table:table-cell>
          <table:table-cell office:value-type="string">
            <text:p>C7,C8,C9,C23,C24,C25,C26,C27,C28,C29,C30,C31,C120,C122,C124,C153,C154,C155,C156,C157,C163,C172,C174,C176,C180,C273,C274,C281,C282,C283,C284 </text:p>
          </table:table-cell>
          <table:table-cell office:value-type="string">
            <text:p>MURATA </text:p>
          </table:table-cell>
          <table:table-cell office:value-type="string">
            <text:p>GRM21BR60J106KE19L </text:p>
          </table:table-cell>
          <table:table-cell office:value-type="string">
            <text:p><text:s/></text:p>
          </table:table-cell>
          <table:table-cell office:value-type="string">
            <text:p>10UF </text:p>
          </table:table-cell>
          <table:table-cell office:value-type="string">
            <text:p>CAPC2012X135N </text:p>
          </table:table-cell>
        </table:table-row>
        <table:table-row table:style-name="ro1">
          <table:table-cell office:value-type="string">
            <text:p>90 </text:p>
          </table:table-cell>
          <table:table-cell office:value-type="string">
            <text:p>4 </text:p>
          </table:table-cell>
          <table:table-cell office:value-type="string">
            <text:p>C138,C139,C167,C168 </text:p>
          </table:table-cell>
          <table:table-cell office:value-type="string">
            <text:p>MURATA </text:p>
          </table:table-cell>
          <table:table-cell office:value-type="string">
            <text:p>GRM21BR61C475KA88 </text:p>
          </table:table-cell>
          <table:table-cell office:value-type="string">
            <text:p><text:s/></text:p>
          </table:table-cell>
          <table:table-cell office:value-type="string">
            <text:p>4.7UF </text:p>
          </table:table-cell>
          <table:table-cell office:value-type="string">
            <text:p>CAPC2012X130N </text:p>
          </table:table-cell>
        </table:table-row>
        <table:table-row table:style-name="ro1">
          <table:table-cell office:value-type="string">
            <text:p>91 </text:p>
          </table:table-cell>
          <table:table-cell office:value-type="string">
            <text:p>5 </text:p>
          </table:table-cell>
          <table:table-cell office:value-type="string">
            <text:p>C58,C329,C459,C467,C595 </text:p>
          </table:table-cell>
          <table:table-cell office:value-type="string">
            <text:p>MURATA </text:p>
          </table:table-cell>
          <table:table-cell office:value-type="string">
            <text:p>GRM21BR61E475KA12K </text:p>
          </table:table-cell>
          <table:table-cell office:value-type="string">
            <text:p><text:s/></text:p>
          </table:table-cell>
          <table:table-cell office:value-type="string">
            <text:p>4U7F </text:p>
          </table:table-cell>
          <table:table-cell office:value-type="string">
            <text:p>CAPC2012X135N </text:p>
          </table:table-cell>
        </table:table-row>
        <table:table-row table:style-name="ro1">
          <table:table-cell office:value-type="string">
            <text:p>92 </text:p>
          </table:table-cell>
          <table:table-cell office:value-type="string">
            <text:p>3 </text:p>
          </table:table-cell>
          <table:table-cell office:value-type="string">
            <text:p>C485,C547,C548 </text:p>
          </table:table-cell>
          <table:table-cell office:value-type="string">
            <text:p>MURATA </text:p>
          </table:table-cell>
          <table:table-cell office:value-type="string">
            <text:p>GRM21BR71E225KA73B </text:p>
          </table:table-cell>
          <table:table-cell office:value-type="string">
            <text:p><text:s/></text:p>
          </table:table-cell>
          <table:table-cell office:value-type="string">
            <text:p>2U2 </text:p>
          </table:table-cell>
          <table:table-cell office:value-type="string">
            <text:p>CAPC2012X140N </text:p>
          </table:table-cell>
        </table:table-row>
        <table:table-row table:style-name="ro2">
          <table:table-cell office:value-type="string">
            <text:p>93 </text:p>
          </table:table-cell>
          <table:table-cell office:value-type="string">
            <text:p>28 </text:p>
          </table:table-cell>
          <table:table-cell office:value-type="string">
            <text:p>C59,C60,C84,C117,C270,C271,C418,C421,C422,C425,C426,C456,C457,C458,C464,C465,C466,C492,C493,C494,C495,C496,C497,C551,C552,C596,C597,C598 </text:p>
          </table:table-cell>
          <table:table-cell office:value-type="string">
            <text:p>MURATA </text:p>
          </table:table-cell>
          <table:table-cell office:value-type="string">
            <text:p>GRM32DR61C106KA01K </text:p>
          </table:table-cell>
          <table:table-cell office:value-type="string">
            <text:p><text:s/></text:p>
          </table:table-cell>
          <table:table-cell office:value-type="string">
            <text:p>10UF </text:p>
          </table:table-cell>
          <table:table-cell office:value-type="string">
            <text:p>CAPC3225X220N </text:p>
          </table:table-cell>
        </table:table-row>
        <table:table-row table:style-name="ro1">
          <table:table-cell office:value-type="string">
            <text:p>94 </text:p>
          </table:table-cell>
          <table:table-cell office:value-type="string">
            <text:p>8 </text:p>
          </table:table-cell>
          <table:table-cell office:value-type="string">
            <text:p>C549,C565,C566,C567,C569,C578,C579,C580 </text:p>
          </table:table-cell>
          <table:table-cell office:value-type="string">
            <text:p>MURATA </text:p>
          </table:table-cell>
          <table:table-cell office:value-type="string">
            <text:p>GRM32DR61C106KA01K </text:p>
          </table:table-cell>
          <table:table-cell office:value-type="string">
            <text:p>CER CAP </text:p>
          </table:table-cell>
          <table:table-cell office:value-type="string">
            <text:p>10UF </text:p>
          </table:table-cell>
          <table:table-cell office:value-type="string">
            <text:p>CAPC3225X220N </text:p>
          </table:table-cell>
        </table:table-row>
        <table:table-row table:style-name="ro1">
          <table:table-cell office:value-type="string">
            <text:p>95 </text:p>
          </table:table-cell>
          <table:table-cell office:value-type="string">
            <text:p>11 </text:p>
          </table:table-cell>
          <table:table-cell office:value-type="string">
            <text:p>C90,C91,C165,C166,C419,C420,C423,C424,C535,C536,C537 </text:p>
          </table:table-cell>
          <table:table-cell office:value-type="string">
            <text:p>MURATA </text:p>
          </table:table-cell>
          <table:table-cell office:value-type="string">
            <text:p>GRM32ER61C226KE20 </text:p>
          </table:table-cell>
          <table:table-cell office:value-type="string">
            <text:p><text:s/></text:p>
          </table:table-cell>
          <table:table-cell office:value-type="string">
            <text:p>22UF </text:p>
          </table:table-cell>
          <table:table-cell office:value-type="string">
            <text:p>CAPC3225X270N </text:p>
          </table:table-cell>
        </table:table-row>
        <table:table-row table:style-name="ro1">
          <table:table-cell office:value-type="string">
            <text:p>96 </text:p>
          </table:table-cell>
          <table:table-cell office:value-type="string">
            <text:p>4 </text:p>
          </table:table-cell>
          <table:table-cell office:value-type="string">
            <text:p>JP6,JP9,JP24,JP25 </text:p>
          </table:table-cell>
          <table:table-cell office:value-type="string">
            <text:p>N/A </text:p>
          </table:table-cell>
          <table:table-cell office:value-type="string">
            <text:p>JP2 </text:p>
          </table:table-cell>
          <table:table-cell office:value-type="string">
            <text:p>STANDARD JUMPER </text:p>
          </table:table-cell>
          <table:table-cell office:value-type="string">
            <text:p>NO POP </text:p>
          </table:table-cell>
          <table:table-cell office:value-type="string">
            <text:p>JUMPER </text:p>
          </table:table-cell>
        </table:table-row>
        <table:table-row table:style-name="ro1">
          <table:table-cell office:value-type="string">
            <text:p>97 </text:p>
          </table:table-cell>
          <table:table-cell office:value-type="string">
            <text:p>8 </text:p>
          </table:table-cell>
          <table:table-cell office:value-type="string">
            <text:p>JP12,JP13,JP14,JP15,JP20,JP21,JP22,JP23 </text:p>
          </table:table-cell>
          <table:table-cell office:value-type="string">
            <text:p>N/A </text:p>
          </table:table-cell>
          <table:table-cell office:value-type="string">
            <text:p>JP3 </text:p>
          </table:table-cell>
          <table:table-cell office:value-type="string">
            <text:p>3 WAY JUMPER </text:p>
          </table:table-cell>
          <table:table-cell office:value-type="string">
            <text:p>1-2 </text:p>
          </table:table-cell>
          <table:table-cell office:value-type="string">
            <text:p>RESC3P1505X40N </text:p>
          </table:table-cell>
        </table:table-row>
        <table:table-row table:style-name="ro1">
          <table:table-cell office:value-type="string">
            <text:p>98 </text:p>
          </table:table-cell>
          <table:table-cell office:value-type="string">
            <text:p>9 </text:p>
          </table:table-cell>
          <table:table-cell office:value-type="string">
            <text:p>JP10,JP11,JP16,JP17,JP18,JP19,JP26,JP27,JP28 </text:p>
          </table:table-cell>
          <table:table-cell office:value-type="string">
            <text:p>N/A </text:p>
          </table:table-cell>
          <table:table-cell office:value-type="string">
            <text:p>JP3 </text:p>
          </table:table-cell>
          <table:table-cell office:value-type="string">
            <text:p>3 WAY JUMPER </text:p>
          </table:table-cell>
          <table:table-cell office:value-type="string">
            <text:p>2-3 </text:p>
          </table:table-cell>
          <table:table-cell office:value-type="string">
            <text:p>RESC3P1505X40N </text:p>
          </table:table-cell>
        </table:table-row>
        <table:table-row table:style-name="ro1">
          <table:table-cell office:value-type="string">
            <text:p>99 </text:p>
          </table:table-cell>
          <table:table-cell office:value-type="string">
            <text:p>1 </text:p>
          </table:table-cell>
          <table:table-cell office:value-type="string">
            <text:p>C550 </text:p>
          </table:table-cell>
          <table:table-cell table:number-columns-repeated="2" office:value-type="string">
            <text:p>N/A </text:p>
          </table:table-cell>
          <table:table-cell office:value-type="string">
            <text:p><text:s/></text:p>
          </table:table-cell>
          <table:table-cell office:value-type="string">
            <text:p>NO POP </text:p>
          </table:table-cell>
          <table:table-cell office:value-type="string">
            <text:p>CAPC2012X140N </text:p>
          </table:table-cell>
        </table:table-row>
        <table:table-row table:style-name="ro2">
          <table:table-cell office:value-type="string">
            <text:p>100 </text:p>
          </table:table-cell>
          <table:table-cell office:value-type="string">
            <text:p>32 </text:p>
          </table:table-cell>
          <table:table-cell office:value-type="string">
            <text:p>V1,V2,V3,V4,V5,V6,V7,V8,V9,V18,V19,V20,V21,V22,V23,V24,V25,V34,V35,V36,V37,V38,V39,V40,V49,V50,V51,V52,V53,V54,V55,V56 </text:p>
          </table:table-cell>
          <table:table-cell office:value-type="string">
            <text:p>NA </text:p>
          </table:table-cell>
          <table:table-cell office:value-type="string">
            <text:p>N/A </text:p>
          </table:table-cell>
          <table:table-cell table:number-columns-repeated="2" office:value-type="string">
            <text:p><text:s/></text:p>
          </table:table-cell>
          <table:table-cell office:value-type="string">
            <text:p>DIFFVIA </text:p>
          </table:table-cell>
        </table:table-row>
        <table:table-row table:style-name="ro1">
          <table:table-cell office:value-type="string">
            <text:p>101 </text:p>
          </table:table-cell>
          <table:table-cell office:value-type="string">
            <text:p>9 </text:p>
          </table:table-cell>
          <table:table-cell office:value-type="string">
            <text:p>H1,H2,H3,H4,H5,H6,H7,H8,H9 </text:p>
          </table:table-cell>
          <table:table-cell office:value-type="string">
            <text:p>NA </text:p>
          </table:table-cell>
          <table:table-cell office:value-type="string">
            <text:p>N/A </text:p>
          </table:table-cell>
          <table:table-cell table:number-columns-repeated="2" office:value-type="string">
            <text:p><text:s/></text:p>
          </table:table-cell>
          <table:table-cell office:value-type="string">
            <text:p>HOLE150X288 </text:p>
          </table:table-cell>
        </table:table-row>
        <table:table-row table:style-name="ro1">
          <table:table-cell office:value-type="string">
            <text:p>102 </text:p>
          </table:table-cell>
          <table:table-cell office:value-type="string">
            <text:p>1 </text:p>
          </table:table-cell>
          <table:table-cell office:value-type="string">
            <text:p>TP1 </text:p>
          </table:table-cell>
          <table:table-cell office:value-type="string">
            <text:p>NA </text:p>
          </table:table-cell>
          <table:table-cell office:value-type="string">
            <text:p>N/A </text:p>
          </table:table-cell>
          <table:table-cell office:value-type="string">
            <text:p><text:s/></text:p>
          </table:table-cell>
          <table:table-cell office:value-type="string">
            <text:p>TEST POINT </text:p>
          </table:table-cell>
          <table:table-cell office:value-type="string">
            <text:p>TP_SMT_1MM </text:p>
          </table:table-cell>
        </table:table-row>
        <table:table-row table:style-name="ro1">
          <table:table-cell office:value-type="string">
            <text:p>103 </text:p>
          </table:table-cell>
          <table:table-cell office:value-type="string">
            <text:p>8 </text:p>
          </table:table-cell>
          <table:table-cell office:value-type="string">
            <text:p>TP2,TP3,TP4,TP5,TP6,TP7,TP8,TP9 </text:p>
          </table:table-cell>
          <table:table-cell office:value-type="string">
            <text:p>NA </text:p>
          </table:table-cell>
          <table:table-cell office:value-type="string">
            <text:p>N/A </text:p>
          </table:table-cell>
          <table:table-cell office:value-type="string">
            <text:p>TEST POINT </text:p>
          </table:table-cell>
          <table:table-cell office:value-type="string">
            <text:p><text:s/></text:p>
          </table:table-cell>
          <table:table-cell office:value-type="string">
            <text:p>TPR100 </text:p>
          </table:table-cell>
        </table:table-row>
        <table:table-row table:style-name="ro1">
          <table:table-cell office:value-type="string">
            <text:p>104 </text:p>
          </table:table-cell>
          <table:table-cell office:value-type="string">
            <text:p>1 </text:p>
          </table:table-cell>
          <table:table-cell office:value-type="string">
            <text:p>U58 </text:p>
          </table:table-cell>
          <table:table-cell office:value-type="string">
            <text:p>NATIONAL </text:p>
          </table:table-cell>
          <table:table-cell office:value-type="string">
            <text:p>DP83865DVH </text:p>
          </table:table-cell>
          <table:table-cell table:number-columns-repeated="2" office:value-type="string">
            <text:p><text:s/></text:p>
          </table:table-cell>
          <table:table-cell office:value-type="string">
            <text:p>QFP50P1720X2320X315-128N </text:p>
          </table:table-cell>
        </table:table-row>
        <table:table-row table:style-name="ro1">
          <table:table-cell office:value-type="string">
            <text:p>105 </text:p>
          </table:table-cell>
          <table:table-cell office:value-type="string">
            <text:p>1 </text:p>
          </table:table-cell>
          <table:table-cell office:value-type="string">
            <text:p>P2 </text:p>
          </table:table-cell>
          <table:table-cell office:value-type="string">
            <text:p>NORCOMP </text:p>
          </table:table-cell>
          <table:table-cell office:value-type="string">
            <text:p>182-009-112-171 </text:p>
          </table:table-cell>
          <table:table-cell office:value-type="string">
            <text:p><text:s/></text:p>
          </table:table-cell>
          <table:table-cell office:value-type="string">
            <text:p>9P DSUB MALE </text:p>
          </table:table-cell>
          <table:table-cell office:value-type="string">
            <text:p>87203-6043 </text:p>
          </table:table-cell>
        </table:table-row>
        <table:table-row table:style-name="ro1">
          <table:table-cell office:value-type="string">
            <text:p>106 </text:p>
          </table:table-cell>
          <table:table-cell office:value-type="string">
            <text:p>1 </text:p>
          </table:table-cell>
          <table:table-cell office:value-type="string">
            <text:p>D9 </text:p>
          </table:table-cell>
          <table:table-cell office:value-type="string">
            <text:p>NXP </text:p>
          </table:table-cell>
          <table:table-cell office:value-type="string">
            <text:p>PRTR5V0U2AX </text:p>
          </table:table-cell>
          <table:table-cell office:value-type="string">
            <text:p><text:s/></text:p>
          </table:table-cell>
          <table:table-cell office:value-type="string">
            <text:p>NONE </text:p>
          </table:table-cell>
          <table:table-cell office:value-type="string">
            <text:p>SOT143B </text:p>
          </table:table-cell>
        </table:table-row>
        <table:table-row table:style-name="ro1">
          <table:table-cell office:value-type="string">
            <text:p>107 </text:p>
          </table:table-cell>
          <table:table-cell office:value-type="string">
            <text:p>2 </text:p>
          </table:table-cell>
          <table:table-cell office:value-type="string">
            <text:p>SW2,SW3 </text:p>
          </table:table-cell>
          <table:table-cell office:value-type="string">
            <text:p>OMRON </text:p>
          </table:table-cell>
          <table:table-cell office:value-type="string">
            <text:p>A6S-4101-H </text:p>
          </table:table-cell>
          <table:table-cell office:value-type="string">
            <text:p><text:s/></text:p>
          </table:table-cell>
          <table:table-cell office:value-type="string">
            <text:p>4POLE </text:p>
          </table:table-cell>
          <table:table-cell office:value-type="string">
            <text:p>90HB_SERIES </text:p>
          </table:table-cell>
        </table:table-row>
        <table:table-row table:style-name="ro1">
          <table:table-cell office:value-type="string">
            <text:p>108 </text:p>
          </table:table-cell>
          <table:table-cell office:value-type="string">
            <text:p>3 </text:p>
          </table:table-cell>
          <table:table-cell office:value-type="string">
            <text:p>D10,D11,D12 </text:p>
          </table:table-cell>
          <table:table-cell office:value-type="string">
            <text:p>ON SEMI </text:p>
          </table:table-cell>
          <table:table-cell office:value-type="string">
            <text:p>BZX84C3V3LT1 </text:p>
          </table:table-cell>
          <table:table-cell office:value-type="string">
            <text:p><text:s/></text:p>
          </table:table-cell>
          <table:table-cell office:value-type="string">
            <text:p>3V3 </text:p>
          </table:table-cell>
          <table:table-cell office:value-type="string">
            <text:p>SOT95P240X110-3N </text:p>
          </table:table-cell>
        </table:table-row>
        <table:table-row table:style-name="ro1">
          <table:table-cell office:value-type="string">
            <text:p>109 </text:p>
          </table:table-cell>
          <table:table-cell office:value-type="string">
            <text:p>2 </text:p>
          </table:table-cell>
          <table:table-cell office:value-type="string">
            <text:p>CR5,CR6 </text:p>
          </table:table-cell>
          <table:table-cell office:value-type="string">
            <text:p>OSRAM </text:p>
          </table:table-cell>
          <table:table-cell office:value-type="string">
            <text:p>Q62702P5178 </text:p>
          </table:table-cell>
          <table:table-cell office:value-type="string">
            <text:p><text:s/></text:p>
          </table:table-cell>
          <table:table-cell office:value-type="string">
            <text:p>RED </text:p>
          </table:table-cell>
          <table:table-cell office:value-type="string">
            <text:p>LEDC3216X120N </text:p>
          </table:table-cell>
        </table:table-row>
        <table:table-row table:style-name="ro1">
          <table:table-cell office:value-type="string">
            <text:p>110 </text:p>
          </table:table-cell>
          <table:table-cell office:value-type="string">
            <text:p>8 </text:p>
          </table:table-cell>
          <table:table-cell office:value-type="string">
            <text:p>CR1,CR2,CR3,CR4,CR7,CR8,CR9,CR10 </text:p>
          </table:table-cell>
          <table:table-cell office:value-type="string">
            <text:p>OSRAM </text:p>
          </table:table-cell>
          <table:table-cell office:value-type="string">
            <text:p>Q62702P5179 </text:p>
          </table:table-cell>
          <table:table-cell office:value-type="string">
            <text:p><text:s/></text:p>
          </table:table-cell>
          <table:table-cell office:value-type="string">
            <text:p>GRN </text:p>
          </table:table-cell>
          <table:table-cell office:value-type="string">
            <text:p>LEDC3216X120N </text:p>
          </table:table-cell>
        </table:table-row>
        <table:table-row table:style-name="ro1">
          <table:table-cell office:value-type="string">
            <text:p>111 </text:p>
          </table:table-cell>
          <table:table-cell office:value-type="string">
            <text:p>1 </text:p>
          </table:table-cell>
          <table:table-cell office:value-type="string">
            <text:p>C160 </text:p>
          </table:table-cell>
          <table:table-cell office:value-type="string">
            <text:p>PANASONIC </text:p>
          </table:table-cell>
          <table:table-cell office:value-type="string">
            <text:p>ECJ-0EB0J224K </text:p>
          </table:table-cell>
          <table:table-cell office:value-type="string">
            <text:p><text:s/></text:p>
          </table:table-cell>
          <table:table-cell office:value-type="string">
            <text:p>220NF </text:p>
          </table:table-cell>
          <table:table-cell office:value-type="string">
            <text:p>CAPC1005X55N </text:p>
          </table:table-cell>
        </table:table-row>
        <table:table-row table:style-name="ro6">
          <table:table-cell office:value-type="string">
            <text:p>112 </text:p>
          </table:table-cell>
          <table:table-cell office:value-type="string">
            <text:p>181 </text:p>
          </table:table-cell>
          <table:table-cell office:value-type="string">
            <text:p>C10,C11,C12,C18,C19,C34,C35,C36,C37,C38,C39,C40,C41,C42,C43,C44,C45,C64,C65,C78,C79,C85,C86,C87,C92,C93,C94,C96,C98,C100,C101,C102,C114,C115,C116,C118,C119,C121,C123,C125,C126,C137,C158,C159,C161,C162,C169,C170,C171,C173,C175,C177,C178,C179,C181,C182,C191,C200,C201,C202,C203,C204,C205,C206,C207,C208,C209,C210,C211,C212,C213,C214,C215,C216,C217,C218,C219,C220,C221,C222,C223,C224,C225,C226,C228,C229,C230,C231,C232,C233,C234,C235,C236,C237,C238,C248,C257,C258,C259,C260,C261,C262,C263,C264,C265,C266,C267,C268,C269,C272,C275,C276,C277,C278,C279,C280,C285,C286,C287,C288,C289,C290,C291,C292,C293,C294,C295,C302,C303,C304,C322,C323,C324,C325,C330,C331,C332,C333,C344,C345,C346,C347,C361,C362,C363,C364,C365,C366,C367,C368,C369,C370,C371,C372,C373,C374,C375,C376,C377,C378,C379,C380,C381,C382,C383,C384,C385,C386,C387,C399,C427,C428,C429,C468,C469,C470,C486,C487,C599,C600,C601 </text:p>
          </table:table-cell>
          <table:table-cell office:value-type="string">
            <text:p>PANASONIC </text:p>
          </table:table-cell>
          <table:table-cell office:value-type="string">
            <text:p>ECJ-0EB0J224K </text:p>
          </table:table-cell>
          <table:table-cell office:value-type="string">
            <text:p>CERAMIC CHIP CAPACITOR - 0402 </text:p>
          </table:table-cell>
          <table:table-cell office:value-type="string">
            <text:p>220NF </text:p>
          </table:table-cell>
          <table:table-cell office:value-type="string">
            <text:p>CAPC1005X55N </text:p>
          </table:table-cell>
        </table:table-row>
        <table:table-row table:style-name="ro1">
          <table:table-cell office:value-type="string">
            <text:p>113 </text:p>
          </table:table-cell>
          <table:table-cell office:value-type="string">
            <text:p>3 </text:p>
          </table:table-cell>
          <table:table-cell office:value-type="string">
            <text:p>U45,U46,U48 </text:p>
          </table:table-cell>
          <table:table-cell office:value-type="string">
            <text:p>PERICOM </text:p>
          </table:table-cell>
          <table:table-cell office:value-type="string">
            <text:p>PI5A3157ZAEX </text:p>
          </table:table-cell>
          <table:table-cell office:value-type="string">
            <text:p><text:s/></text:p>
          </table:table-cell>
          <table:table-cell office:value-type="string">
            <text:p>PI5A3157 </text:p>
          </table:table-cell>
          <table:table-cell office:value-type="string">
            <text:p>SON50P100X151X80-6N </text:p>
          </table:table-cell>
        </table:table-row>
        <table:table-row table:style-name="ro1">
          <table:table-cell office:value-type="string">
            <text:p>114 </text:p>
          </table:table-cell>
          <table:table-cell office:value-type="string">
            <text:p>1 </text:p>
          </table:table-cell>
          <table:table-cell office:value-type="string">
            <text:p>J17 </text:p>
          </table:table-cell>
          <table:table-cell office:value-type="string">
            <text:p>PROCONN </text:p>
          </table:table-cell>
          <table:table-cell office:value-type="string">
            <text:p>SDSR13-A0-0005 </text:p>
          </table:table-cell>
          <table:table-cell table:number-columns-repeated="2" office:value-type="string">
            <text:p><text:s/></text:p>
          </table:table-cell>
          <table:table-cell office:value-type="string">
            <text:p>PROCONN_SDSR13 </text:p>
          </table:table-cell>
        </table:table-row>
        <table:table-row table:style-name="ro1">
          <table:table-cell office:value-type="string">
            <text:p>115 </text:p>
          </table:table-cell>
          <table:table-cell office:value-type="string">
            <text:p>4 </text:p>
          </table:table-cell>
          <table:table-cell office:value-type="string">
            <text:p>R4,R111,R112,R144 </text:p>
          </table:table-cell>
          <table:table-cell office:value-type="string">
            <text:p>ROYAL OHM </text:p>
          </table:table-cell>
          <table:table-cell office:value-type="string">
            <text:p>0402WG00T1E </text:p>
          </table:table-cell>
          <table:table-cell office:value-type="string">
            <text:p><text:s/></text:p>
          </table:table-cell>
          <table:table-cell office:value-type="string">
            <text:p>0R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16 </text:p>
          </table:table-cell>
          <table:table-cell office:value-type="string">
            <text:p>1 </text:p>
          </table:table-cell>
          <table:table-cell office:value-type="string">
            <text:p>R262 </text:p>
          </table:table-cell>
          <table:table-cell office:value-type="string">
            <text:p>ROYAL OHM </text:p>
          </table:table-cell>
          <table:table-cell office:value-type="string">
            <text:p>0402WGF0100T1E </text:p>
          </table:table-cell>
          <table:table-cell office:value-type="string">
            <text:p><text:s/></text:p>
          </table:table-cell>
          <table:table-cell office:value-type="string">
            <text:p>10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17 </text:p>
          </table:table-cell>
          <table:table-cell office:value-type="string">
            <text:p>12 </text:p>
          </table:table-cell>
          <table:table-cell office:value-type="string">
            <text:p>R3,R24,R25,R73,R74,R75,R76,R85,R183,R207,R208,R267 </text:p>
          </table:table-cell>
          <table:table-cell office:value-type="string">
            <text:p>ROYAL OHM </text:p>
          </table:table-cell>
          <table:table-cell office:value-type="string">
            <text:p>0402WGF0102T1E </text:p>
          </table:table-cell>
          <table:table-cell office:value-type="string">
            <text:p><text:s/></text:p>
          </table:table-cell>
          <table:table-cell office:value-type="string">
            <text:p>1K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18 </text:p>
          </table:table-cell>
          <table:table-cell office:value-type="string">
            <text:p>5 </text:p>
          </table:table-cell>
          <table:table-cell office:value-type="string">
            <text:p>RO1,RO2,RO3,RO4,RO5 </text:p>
          </table:table-cell>
          <table:table-cell office:value-type="string">
            <text:p>ROYAL OHM </text:p>
          </table:table-cell>
          <table:table-cell office:value-type="string">
            <text:p>0402WGF0102T1E </text:p>
          </table:table-cell>
          <table:table-cell office:value-type="string">
            <text:p><text:s/></text:p>
          </table:table-cell>
          <table:table-cell office:value-type="string">
            <text:p>NO POP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19 </text:p>
          </table:table-cell>
          <table:table-cell office:value-type="string">
            <text:p>8 </text:p>
          </table:table-cell>
          <table:table-cell office:value-type="string">
            <text:p>R213,R218,R219,R278,R279,R280,R283,R285 </text:p>
          </table:table-cell>
          <table:table-cell office:value-type="string">
            <text:p>ROYAL OHM </text:p>
          </table:table-cell>
          <table:table-cell office:value-type="string">
            <text:p>0402WGF0103T1E </text:p>
          </table:table-cell>
          <table:table-cell office:value-type="string">
            <text:p><text:s/></text:p>
          </table:table-cell>
          <table:table-cell office:value-type="string">
            <text:p>100K </text:p>
          </table:table-cell>
          <table:table-cell office:value-type="string">
            <text:p>RESC1005X40N </text:p>
          </table:table-cell>
        </table:table-row>
        <table:table-row table:style-name="ro4">
          <table:table-cell office:value-type="string">
            <text:p>120 </text:p>
          </table:table-cell>
          <table:table-cell office:value-type="string">
            <text:p>54 </text:p>
          </table:table-cell>
          <table:table-cell office:value-type="string">
            <text:p>R1,R2,R7,R8,R9,R36,R37,R38,R39,R47,R48,R53,R54,R86,R87,R96,R99,R100,R101,R102,R105,R109,R110,R114,R117,R130,R131,R135,R161,R162,R163,R167,R180,R181,R188,R189,R194,R195,R196,R198,R204,R205,R206,R229,R230,R235,R236,R288,R289,R290,R291,R299,R302,R303 </text:p>
          </table:table-cell>
          <table:table-cell office:value-type="string">
            <text:p>ROYAL OHM </text:p>
          </table:table-cell>
          <table:table-cell office:value-type="string">
            <text:p>0402WGF0103T1E </text:p>
          </table:table-cell>
          <table:table-cell office:value-type="string">
            <text:p><text:s/></text:p>
          </table:table-cell>
          <table:table-cell office:value-type="string">
            <text:p>10K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21 </text:p>
          </table:table-cell>
          <table:table-cell office:value-type="string">
            <text:p>2 </text:p>
          </table:table-cell>
          <table:table-cell office:value-type="string">
            <text:p>R168,R169 </text:p>
          </table:table-cell>
          <table:table-cell office:value-type="string">
            <text:p>ROYAL OHM </text:p>
          </table:table-cell>
          <table:table-cell office:value-type="string">
            <text:p>0402WGF0121T1E </text:p>
          </table:table-cell>
          <table:table-cell office:value-type="string">
            <text:p><text:s/></text:p>
          </table:table-cell>
          <table:table-cell office:value-type="string">
            <text:p>120R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22 </text:p>
          </table:table-cell>
          <table:table-cell office:value-type="string">
            <text:p>4 </text:p>
          </table:table-cell>
          <table:table-cell office:value-type="string">
            <text:p>R79,R92,R122,R125 </text:p>
          </table:table-cell>
          <table:table-cell office:value-type="string">
            <text:p>ROYAL OHM </text:p>
          </table:table-cell>
          <table:table-cell office:value-type="string">
            <text:p>0402WGF0151T1E </text:p>
          </table:table-cell>
          <table:table-cell office:value-type="string">
            <text:p><text:s/></text:p>
          </table:table-cell>
          <table:table-cell office:value-type="string">
            <text:p>150R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23 </text:p>
          </table:table-cell>
          <table:table-cell office:value-type="string">
            <text:p>2 </text:p>
          </table:table-cell>
          <table:table-cell office:value-type="string">
            <text:p>R41,R88 </text:p>
          </table:table-cell>
          <table:table-cell office:value-type="string">
            <text:p>ROYAL OHM </text:p>
          </table:table-cell>
          <table:table-cell office:value-type="string">
            <text:p>0402WGF0153T1E </text:p>
          </table:table-cell>
          <table:table-cell office:value-type="string">
            <text:p><text:s/></text:p>
          </table:table-cell>
          <table:table-cell office:value-type="string">
            <text:p>15K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24 </text:p>
          </table:table-cell>
          <table:table-cell office:value-type="string">
            <text:p>1 </text:p>
          </table:table-cell>
          <table:table-cell office:value-type="string">
            <text:p>R263 </text:p>
          </table:table-cell>
          <table:table-cell office:value-type="string">
            <text:p>ROYAL OHM </text:p>
          </table:table-cell>
          <table:table-cell office:value-type="string">
            <text:p>0402WGF0180T1E </text:p>
          </table:table-cell>
          <table:table-cell office:value-type="string">
            <text:p><text:s/></text:p>
          </table:table-cell>
          <table:table-cell office:value-type="string">
            <text:p>18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25 </text:p>
          </table:table-cell>
          <table:table-cell office:value-type="string">
            <text:p>9 </text:p>
          </table:table-cell>
          <table:table-cell office:value-type="string">
            <text:p>R42,R197,R199,R200,R201,R202,R203,R284,R286 </text:p>
          </table:table-cell>
          <table:table-cell office:value-type="string">
            <text:p>ROYAL OHM </text:p>
          </table:table-cell>
          <table:table-cell office:value-type="string">
            <text:p>0402WGF0181T1E </text:p>
          </table:table-cell>
          <table:table-cell office:value-type="string">
            <text:p><text:s/></text:p>
          </table:table-cell>
          <table:table-cell office:value-type="string">
            <text:p>180R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26 </text:p>
          </table:table-cell>
          <table:table-cell office:value-type="string">
            <text:p>2 </text:p>
          </table:table-cell>
          <table:table-cell office:value-type="string">
            <text:p>R215,R216 </text:p>
          </table:table-cell>
          <table:table-cell office:value-type="string">
            <text:p>ROYAL OHM </text:p>
          </table:table-cell>
          <table:table-cell office:value-type="string">
            <text:p>0402WGF01821T1E </text:p>
          </table:table-cell>
          <table:table-cell office:value-type="string">
            <text:p><text:s/></text:p>
          </table:table-cell>
          <table:table-cell office:value-type="string">
            <text:p>1K8 </text:p>
          </table:table-cell>
          <table:table-cell office:value-type="string">
            <text:p>RESC1005X40N </text:p>
          </table:table-cell>
        </table:table-row>
        <table:table-row table:style-name="ro2">
          <table:table-cell office:value-type="string">
            <text:p>127 </text:p>
          </table:table-cell>
          <table:table-cell office:value-type="string">
            <text:p>29 </text:p>
          </table:table-cell>
          <table:table-cell office:value-type="string">
            <text:p>R10,R11,R12,R13,R14,R15,R16,R17,R18,R19,R20,R21,R139,R142,R145,R150,R222,R223,R237,R239,R240,R241,R242,R272,R273,R274,R275,R276,R277 </text:p>
          </table:table-cell>
          <table:table-cell office:value-type="string">
            <text:p>ROYAL OHM </text:p>
          </table:table-cell>
          <table:table-cell office:value-type="string">
            <text:p>0402WGF0220T1E </text:p>
          </table:table-cell>
          <table:table-cell office:value-type="string">
            <text:p><text:s/></text:p>
          </table:table-cell>
          <table:table-cell office:value-type="string">
            <text:p>22R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28 </text:p>
          </table:table-cell>
          <table:table-cell office:value-type="string">
            <text:p>13 </text:p>
          </table:table-cell>
          <table:table-cell office:value-type="string">
            <text:p>R170,R171,R172,R238,R243,R245,R247,R249,R252,R268,R269,R270,R271 </text:p>
          </table:table-cell>
          <table:table-cell office:value-type="string">
            <text:p>ROYAL OHM </text:p>
          </table:table-cell>
          <table:table-cell office:value-type="string">
            <text:p>0402WGF0222T1E </text:p>
          </table:table-cell>
          <table:table-cell office:value-type="string">
            <text:p><text:s/></text:p>
          </table:table-cell>
          <table:table-cell office:value-type="string">
            <text:p>2K2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29 </text:p>
          </table:table-cell>
          <table:table-cell office:value-type="string">
            <text:p>3 </text:p>
          </table:table-cell>
          <table:table-cell office:value-type="string">
            <text:p>R264,R265,R266 </text:p>
          </table:table-cell>
          <table:table-cell office:value-type="string">
            <text:p>ROYAL OHM </text:p>
          </table:table-cell>
          <table:table-cell office:value-type="string">
            <text:p>0402WGF0222T1E </text:p>
          </table:table-cell>
          <table:table-cell office:value-type="string">
            <text:p><text:s/></text:p>
          </table:table-cell>
          <table:table-cell office:value-type="string">
            <text:p>NO POP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30 </text:p>
          </table:table-cell>
          <table:table-cell office:value-type="string">
            <text:p>1 </text:p>
          </table:table-cell>
          <table:table-cell office:value-type="string">
            <text:p>R164 </text:p>
          </table:table-cell>
          <table:table-cell office:value-type="string">
            <text:p>ROYAL OHM </text:p>
          </table:table-cell>
          <table:table-cell office:value-type="string">
            <text:p>0402WGF0330T1E </text:p>
          </table:table-cell>
          <table:table-cell office:value-type="string">
            <text:p><text:s/></text:p>
          </table:table-cell>
          <table:table-cell office:value-type="string">
            <text:p>33R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31 </text:p>
          </table:table-cell>
          <table:table-cell office:value-type="string">
            <text:p>5 </text:p>
          </table:table-cell>
          <table:table-cell office:value-type="string">
            <text:p>R244,R246,R248,R250,R251 </text:p>
          </table:table-cell>
          <table:table-cell office:value-type="string">
            <text:p>ROYAL OHM </text:p>
          </table:table-cell>
          <table:table-cell office:value-type="string">
            <text:p>0402WGF0331T1E </text:p>
          </table:table-cell>
          <table:table-cell office:value-type="string">
            <text:p><text:s/></text:p>
          </table:table-cell>
          <table:table-cell office:value-type="string">
            <text:p>330R </text:p>
          </table:table-cell>
          <table:table-cell office:value-type="string">
            <text:p>RESC1005X40N </text:p>
          </table:table-cell>
        </table:table-row>
        <table:table-row table:style-name="ro2">
          <table:table-cell office:value-type="string">
            <text:p>132 </text:p>
          </table:table-cell>
          <table:table-cell office:value-type="string">
            <text:p>34 </text:p>
          </table:table-cell>
          <table:table-cell office:value-type="string">
            <text:p>R5,R23,R27,R28,R29,R30,R31,R32,R33,R34,R35,R60,R61,R62,R63,R64,R65,R66,R67,R68,R69,R70,R71,R72,R77,R78,R80,R81,R82,R83,R84,R132,R133,R134 </text:p>
          </table:table-cell>
          <table:table-cell office:value-type="string">
            <text:p>ROYAL OHM </text:p>
          </table:table-cell>
          <table:table-cell office:value-type="string">
            <text:p>0402WGF0332T1E </text:p>
          </table:table-cell>
          <table:table-cell office:value-type="string">
            <text:p><text:s/></text:p>
          </table:table-cell>
          <table:table-cell office:value-type="string">
            <text:p>3K3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33 </text:p>
          </table:table-cell>
          <table:table-cell office:value-type="string">
            <text:p>8 </text:p>
          </table:table-cell>
          <table:table-cell office:value-type="string">
            <text:p>R57,R58,R93,R95,R118,R120,R127,R129 </text:p>
          </table:table-cell>
          <table:table-cell office:value-type="string">
            <text:p>ROYAL OHM </text:p>
          </table:table-cell>
          <table:table-cell office:value-type="string">
            <text:p>0402WGF0392T1E </text:p>
          </table:table-cell>
          <table:table-cell office:value-type="string">
            <text:p><text:s/></text:p>
          </table:table-cell>
          <table:table-cell office:value-type="string">
            <text:p>3K9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34 </text:p>
          </table:table-cell>
          <table:table-cell office:value-type="string">
            <text:p>1 </text:p>
          </table:table-cell>
          <table:table-cell office:value-type="string">
            <text:p>R159 </text:p>
          </table:table-cell>
          <table:table-cell office:value-type="string">
            <text:p>ROYAL OHM </text:p>
          </table:table-cell>
          <table:table-cell office:value-type="string">
            <text:p>0402WGF0393T1E </text:p>
          </table:table-cell>
          <table:table-cell office:value-type="string">
            <text:p><text:s/></text:p>
          </table:table-cell>
          <table:table-cell office:value-type="string">
            <text:p>39K </text:p>
          </table:table-cell>
          <table:table-cell office:value-type="string">
            <text:p>RESC1005X40N </text:p>
          </table:table-cell>
        </table:table-row>
        <table:table-row table:style-name="ro2">
          <table:table-cell office:value-type="string">
            <text:p>135 </text:p>
          </table:table-cell>
          <table:table-cell office:value-type="string">
            <text:p>20 </text:p>
          </table:table-cell>
          <table:table-cell office:value-type="string">
            <text:p>R89,R165,R166,R173,R174,R175,R190,R191,R192,R209,R210,R211,R212,R224,R225,R226,R231,R232,R233,R234 </text:p>
          </table:table-cell>
          <table:table-cell office:value-type="string">
            <text:p>ROYAL OHM </text:p>
          </table:table-cell>
          <table:table-cell office:value-type="string">
            <text:p>0402WGF0472T1E </text:p>
          </table:table-cell>
          <table:table-cell office:value-type="string">
            <text:p><text:s/></text:p>
          </table:table-cell>
          <table:table-cell office:value-type="string">
            <text:p>4K7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36 </text:p>
          </table:table-cell>
          <table:table-cell office:value-type="string">
            <text:p>2 </text:p>
          </table:table-cell>
          <table:table-cell office:value-type="string">
            <text:p>R97,R98 </text:p>
          </table:table-cell>
          <table:table-cell office:value-type="string">
            <text:p>ROYAL OHM </text:p>
          </table:table-cell>
          <table:table-cell office:value-type="string">
            <text:p>0402WGF0512T1E </text:p>
          </table:table-cell>
          <table:table-cell office:value-type="string">
            <text:p><text:s/></text:p>
          </table:table-cell>
          <table:table-cell office:value-type="string">
            <text:p>5K1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37 </text:p>
          </table:table-cell>
          <table:table-cell office:value-type="string">
            <text:p>1 </text:p>
          </table:table-cell>
          <table:table-cell office:value-type="string">
            <text:p>R160 </text:p>
          </table:table-cell>
          <table:table-cell office:value-type="string">
            <text:p>ROYAL OHM </text:p>
          </table:table-cell>
          <table:table-cell office:value-type="string">
            <text:p>0402WGF0563T1E </text:p>
          </table:table-cell>
          <table:table-cell office:value-type="string">
            <text:p><text:s/></text:p>
          </table:table-cell>
          <table:table-cell office:value-type="string">
            <text:p>56K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38 </text:p>
          </table:table-cell>
          <table:table-cell office:value-type="string">
            <text:p>4 </text:p>
          </table:table-cell>
          <table:table-cell office:value-type="string">
            <text:p>R59,R94,R119,R128 </text:p>
          </table:table-cell>
          <table:table-cell office:value-type="string">
            <text:p>ROYAL OHM </text:p>
          </table:table-cell>
          <table:table-cell office:value-type="string">
            <text:p>0402WGF0682T1E </text:p>
          </table:table-cell>
          <table:table-cell office:value-type="string">
            <text:p><text:s/></text:p>
          </table:table-cell>
          <table:table-cell office:value-type="string">
            <text:p>6K8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39 </text:p>
          </table:table-cell>
          <table:table-cell office:value-type="string">
            <text:p>12 </text:p>
          </table:table-cell>
          <table:table-cell office:value-type="string">
            <text:p>R103,R104,R107,R108,R115,R116,R136,R137,R176,R178,R184,R186 </text:p>
          </table:table-cell>
          <table:table-cell office:value-type="string">
            <text:p>ROYAL OHM </text:p>
          </table:table-cell>
          <table:table-cell office:value-type="string">
            <text:p>0402WGF1000T1E </text:p>
          </table:table-cell>
          <table:table-cell office:value-type="string">
            <text:p><text:s/></text:p>
          </table:table-cell>
          <table:table-cell office:value-type="string">
            <text:p>100R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40 </text:p>
          </table:table-cell>
          <table:table-cell office:value-type="string">
            <text:p>1 </text:p>
          </table:table-cell>
          <table:table-cell office:value-type="string">
            <text:p>R149 </text:p>
          </table:table-cell>
          <table:table-cell office:value-type="string">
            <text:p>ROYAL OHM </text:p>
          </table:table-cell>
          <table:table-cell office:value-type="string">
            <text:p>0402WGF1021T1E </text:p>
          </table:table-cell>
          <table:table-cell office:value-type="string">
            <text:p><text:s/></text:p>
          </table:table-cell>
          <table:table-cell office:value-type="string">
            <text:p>1K02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41 </text:p>
          </table:table-cell>
          <table:table-cell office:value-type="string">
            <text:p>1 </text:p>
          </table:table-cell>
          <table:table-cell office:value-type="string">
            <text:p>R221 </text:p>
          </table:table-cell>
          <table:table-cell office:value-type="string">
            <text:p>ROYAL OHM </text:p>
          </table:table-cell>
          <table:table-cell office:value-type="string">
            <text:p>0402WGF1101T1E </text:p>
          </table:table-cell>
          <table:table-cell office:value-type="string">
            <text:p><text:s/></text:p>
          </table:table-cell>
          <table:table-cell office:value-type="string">
            <text:p>1K1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42 </text:p>
          </table:table-cell>
          <table:table-cell office:value-type="string">
            <text:p>1 </text:p>
          </table:table-cell>
          <table:table-cell office:value-type="string">
            <text:p>R281 </text:p>
          </table:table-cell>
          <table:table-cell office:value-type="string">
            <text:p>ROYAL OHM </text:p>
          </table:table-cell>
          <table:table-cell office:value-type="string">
            <text:p>0402WGF1151T1E </text:p>
          </table:table-cell>
          <table:table-cell office:value-type="string">
            <text:p><text:s/></text:p>
          </table:table-cell>
          <table:table-cell office:value-type="string">
            <text:p>1K15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43 </text:p>
          </table:table-cell>
          <table:table-cell office:value-type="string">
            <text:p>1 </text:p>
          </table:table-cell>
          <table:table-cell office:value-type="string">
            <text:p>R146 </text:p>
          </table:table-cell>
          <table:table-cell office:value-type="string">
            <text:p>ROYAL OHM </text:p>
          </table:table-cell>
          <table:table-cell office:value-type="string">
            <text:p>0402WGF1581T1E </text:p>
          </table:table-cell>
          <table:table-cell office:value-type="string">
            <text:p><text:s/></text:p>
          </table:table-cell>
          <table:table-cell office:value-type="string">
            <text:p>1K58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44 </text:p>
          </table:table-cell>
          <table:table-cell office:value-type="string">
            <text:p>1 </text:p>
          </table:table-cell>
          <table:table-cell office:value-type="string">
            <text:p>R179 </text:p>
          </table:table-cell>
          <table:table-cell office:value-type="string">
            <text:p>ROYAL OHM </text:p>
          </table:table-cell>
          <table:table-cell office:value-type="string">
            <text:p>0402WGF2372T1E </text:p>
          </table:table-cell>
          <table:table-cell office:value-type="string">
            <text:p><text:s/></text:p>
          </table:table-cell>
          <table:table-cell office:value-type="string">
            <text:p>2K37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45 </text:p>
          </table:table-cell>
          <table:table-cell office:value-type="string">
            <text:p>1 </text:p>
          </table:table-cell>
          <table:table-cell office:value-type="string">
            <text:p>R306 </text:p>
          </table:table-cell>
          <table:table-cell office:value-type="string">
            <text:p>ROYAL OHM </text:p>
          </table:table-cell>
          <table:table-cell office:value-type="string">
            <text:p>0402WGF2400T1E </text:p>
          </table:table-cell>
          <table:table-cell office:value-type="string">
            <text:p><text:s/></text:p>
          </table:table-cell>
          <table:table-cell office:value-type="string">
            <text:p>240R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46 </text:p>
          </table:table-cell>
          <table:table-cell office:value-type="string">
            <text:p>2 </text:p>
          </table:table-cell>
          <table:table-cell office:value-type="string">
            <text:p>R55,R304 </text:p>
          </table:table-cell>
          <table:table-cell office:value-type="string">
            <text:p>ROYAL OHM </text:p>
          </table:table-cell>
          <table:table-cell office:value-type="string">
            <text:p>0402WGF249JTIE </text:p>
          </table:table-cell>
          <table:table-cell office:value-type="string">
            <text:p><text:s/></text:p>
          </table:table-cell>
          <table:table-cell office:value-type="string">
            <text:p>249R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47 </text:p>
          </table:table-cell>
          <table:table-cell office:value-type="string">
            <text:p>1 </text:p>
          </table:table-cell>
          <table:table-cell office:value-type="string">
            <text:p>R305 </text:p>
          </table:table-cell>
          <table:table-cell office:value-type="string">
            <text:p>ROYAL OHM </text:p>
          </table:table-cell>
          <table:table-cell office:value-type="string">
            <text:p>0402WGF3300T1E </text:p>
          </table:table-cell>
          <table:table-cell office:value-type="string">
            <text:p><text:s/></text:p>
          </table:table-cell>
          <table:table-cell office:value-type="string">
            <text:p>330R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48 </text:p>
          </table:table-cell>
          <table:table-cell office:value-type="string">
            <text:p>1 </text:p>
          </table:table-cell>
          <table:table-cell office:value-type="string">
            <text:p>R182 </text:p>
          </table:table-cell>
          <table:table-cell office:value-type="string">
            <text:p>ROYAL OHM </text:p>
          </table:table-cell>
          <table:table-cell office:value-type="string">
            <text:p>0402WGF3401T1E </text:p>
          </table:table-cell>
          <table:table-cell office:value-type="string">
            <text:p><text:s/></text:p>
          </table:table-cell>
          <table:table-cell office:value-type="string">
            <text:p>3K4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49 </text:p>
          </table:table-cell>
          <table:table-cell office:value-type="string">
            <text:p>1 </text:p>
          </table:table-cell>
          <table:table-cell office:value-type="string">
            <text:p>R282 </text:p>
          </table:table-cell>
          <table:table-cell office:value-type="string">
            <text:p>ROYAL OHM </text:p>
          </table:table-cell>
          <table:table-cell office:value-type="string">
            <text:p>0402WGF3571T1E </text:p>
          </table:table-cell>
          <table:table-cell office:value-type="string">
            <text:p><text:s/></text:p>
          </table:table-cell>
          <table:table-cell office:value-type="string">
            <text:p>3K57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50 </text:p>
          </table:table-cell>
          <table:table-cell office:value-type="string">
            <text:p>2 </text:p>
          </table:table-cell>
          <table:table-cell office:value-type="string">
            <text:p>R214,R217 </text:p>
          </table:table-cell>
          <table:table-cell office:value-type="string">
            <text:p>ROYAL OHM </text:p>
          </table:table-cell>
          <table:table-cell office:value-type="string">
            <text:p>0402WGF3601T1E </text:p>
          </table:table-cell>
          <table:table-cell office:value-type="string">
            <text:p><text:s/></text:p>
          </table:table-cell>
          <table:table-cell office:value-type="string">
            <text:p>3K6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51 </text:p>
          </table:table-cell>
          <table:table-cell office:value-type="string">
            <text:p>1 </text:p>
          </table:table-cell>
          <table:table-cell office:value-type="string">
            <text:p>R220 </text:p>
          </table:table-cell>
          <table:table-cell office:value-type="string">
            <text:p>ROYAL OHM </text:p>
          </table:table-cell>
          <table:table-cell office:value-type="string">
            <text:p>0402WGF4421T1E </text:p>
          </table:table-cell>
          <table:table-cell office:value-type="string">
            <text:p><text:s/></text:p>
          </table:table-cell>
          <table:table-cell office:value-type="string">
            <text:p>4K42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52 </text:p>
          </table:table-cell>
          <table:table-cell office:value-type="string">
            <text:p>1 </text:p>
          </table:table-cell>
          <table:table-cell office:value-type="string">
            <text:p>R148 </text:p>
          </table:table-cell>
          <table:table-cell office:value-type="string">
            <text:p>ROYAL OHM </text:p>
          </table:table-cell>
          <table:table-cell office:value-type="string">
            <text:p>0402WGF4752T1E </text:p>
          </table:table-cell>
          <table:table-cell office:value-type="string">
            <text:p><text:s/></text:p>
          </table:table-cell>
          <table:table-cell office:value-type="string">
            <text:p>4K75 </text:p>
          </table:table-cell>
          <table:table-cell office:value-type="string">
            <text:p>RESC1005X40N </text:p>
          </table:table-cell>
        </table:table-row>
        <table:table-row table:style-name="ro2">
          <table:table-cell office:value-type="string">
            <text:p>153 </text:p>
          </table:table-cell>
          <table:table-cell office:value-type="string">
            <text:p>25 </text:p>
          </table:table-cell>
          <table:table-cell office:value-type="string">
            <text:p>R22,R40,R51,R52,R56,R140,R141,R151,R152,R153,R154,R155,R156,R157,R158,R254,R255,R256,R257,R258,R259,R260,R261,R300,R301 </text:p>
          </table:table-cell>
          <table:table-cell office:value-type="string">
            <text:p>ROYAL OHM </text:p>
          </table:table-cell>
          <table:table-cell office:value-type="string">
            <text:p>0402WGF499JT1E </text:p>
          </table:table-cell>
          <table:table-cell office:value-type="string">
            <text:p><text:s/></text:p>
          </table:table-cell>
          <table:table-cell office:value-type="string">
            <text:p>49.9R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54 </text:p>
          </table:table-cell>
          <table:table-cell office:value-type="string">
            <text:p>2 </text:p>
          </table:table-cell>
          <table:table-cell office:value-type="string">
            <text:p>R49,R50 </text:p>
          </table:table-cell>
          <table:table-cell office:value-type="string">
            <text:p>ROYAL OHM </text:p>
          </table:table-cell>
          <table:table-cell office:value-type="string">
            <text:p>0402WGF499JT1E </text:p>
          </table:table-cell>
          <table:table-cell office:value-type="string">
            <text:p><text:s/></text:p>
          </table:table-cell>
          <table:table-cell office:value-type="string">
            <text:p>49R9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55 </text:p>
          </table:table-cell>
          <table:table-cell office:value-type="string">
            <text:p>2 </text:p>
          </table:table-cell>
          <table:table-cell office:value-type="string">
            <text:p>R121,R126 </text:p>
          </table:table-cell>
          <table:table-cell office:value-type="string">
            <text:p>ROYAL OHM </text:p>
          </table:table-cell>
          <table:table-cell office:value-type="string">
            <text:p>0402WGF5101T1E </text:p>
          </table:table-cell>
          <table:table-cell office:value-type="string">
            <text:p><text:s/></text:p>
          </table:table-cell>
          <table:table-cell office:value-type="string">
            <text:p>5K1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56 </text:p>
          </table:table-cell>
          <table:table-cell office:value-type="string">
            <text:p>1 </text:p>
          </table:table-cell>
          <table:table-cell office:value-type="string">
            <text:p>R177 </text:p>
          </table:table-cell>
          <table:table-cell office:value-type="string">
            <text:p>ROYAL OHM </text:p>
          </table:table-cell>
          <table:table-cell office:value-type="string">
            <text:p>0402WGF5361T1E </text:p>
          </table:table-cell>
          <table:table-cell office:value-type="string">
            <text:p><text:s/></text:p>
          </table:table-cell>
          <table:table-cell office:value-type="string">
            <text:p>5K36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57 </text:p>
          </table:table-cell>
          <table:table-cell office:value-type="string">
            <text:p>1 </text:p>
          </table:table-cell>
          <table:table-cell office:value-type="string">
            <text:p>R143 </text:p>
          </table:table-cell>
          <table:table-cell office:value-type="string">
            <text:p>ROYAL OHM </text:p>
          </table:table-cell>
          <table:table-cell office:value-type="string">
            <text:p>0402WGF6342T1E </text:p>
          </table:table-cell>
          <table:table-cell office:value-type="string">
            <text:p><text:s/></text:p>
          </table:table-cell>
          <table:table-cell office:value-type="string">
            <text:p>63K4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58 </text:p>
          </table:table-cell>
          <table:table-cell office:value-type="string">
            <text:p>1 </text:p>
          </table:table-cell>
          <table:table-cell office:value-type="string">
            <text:p>R147 </text:p>
          </table:table-cell>
          <table:table-cell office:value-type="string">
            <text:p>ROYAL OHM </text:p>
          </table:table-cell>
          <table:table-cell office:value-type="string">
            <text:p>0402WGF6982T1E </text:p>
          </table:table-cell>
          <table:table-cell office:value-type="string">
            <text:p><text:s/></text:p>
          </table:table-cell>
          <table:table-cell office:value-type="string">
            <text:p>6K98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59 </text:p>
          </table:table-cell>
          <table:table-cell office:value-type="string">
            <text:p>2 </text:p>
          </table:table-cell>
          <table:table-cell office:value-type="string">
            <text:p>R106,R113 </text:p>
          </table:table-cell>
          <table:table-cell office:value-type="string">
            <text:p>ROYAL OHM </text:p>
          </table:table-cell>
          <table:table-cell office:value-type="string">
            <text:p>0402WGF8201T1E </text:p>
          </table:table-cell>
          <table:table-cell office:value-type="string">
            <text:p><text:s/></text:p>
          </table:table-cell>
          <table:table-cell office:value-type="string">
            <text:p>82K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60 </text:p>
          </table:table-cell>
          <table:table-cell office:value-type="string">
            <text:p>1 </text:p>
          </table:table-cell>
          <table:table-cell office:value-type="string">
            <text:p>R253 </text:p>
          </table:table-cell>
          <table:table-cell office:value-type="string">
            <text:p>ROYAL OHM </text:p>
          </table:table-cell>
          <table:table-cell office:value-type="string">
            <text:p>0402WGF9761T1E </text:p>
          </table:table-cell>
          <table:table-cell office:value-type="string">
            <text:p><text:s/></text:p>
          </table:table-cell>
          <table:table-cell office:value-type="string">
            <text:p>9K76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61 </text:p>
          </table:table-cell>
          <table:table-cell office:value-type="string">
            <text:p>4 </text:p>
          </table:table-cell>
          <table:table-cell office:value-type="string">
            <text:p>R43,R44,R45,R46 </text:p>
          </table:table-cell>
          <table:table-cell office:value-type="string">
            <text:p>ROYAL OHM </text:p>
          </table:table-cell>
          <table:table-cell office:value-type="string">
            <text:p>0402WGJ0101T1E </text:p>
          </table:table-cell>
          <table:table-cell office:value-type="string">
            <text:p><text:s/></text:p>
          </table:table-cell>
          <table:table-cell office:value-type="string">
            <text:p>100R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62 </text:p>
          </table:table-cell>
          <table:table-cell office:value-type="string">
            <text:p>3 </text:p>
          </table:table-cell>
          <table:table-cell office:value-type="string">
            <text:p>RO10,RO11,RO14 </text:p>
          </table:table-cell>
          <table:table-cell office:value-type="string">
            <text:p>ROYAL OHM </text:p>
          </table:table-cell>
          <table:table-cell office:value-type="string">
            <text:p>0402WGJ0104T1E </text:p>
          </table:table-cell>
          <table:table-cell office:value-type="string">
            <text:p><text:s/></text:p>
          </table:table-cell>
          <table:table-cell office:value-type="string">
            <text:p>NO POP </text:p>
          </table:table-cell>
          <table:table-cell office:value-type="string">
            <text:p>RESC3P1505X40N </text:p>
          </table:table-cell>
        </table:table-row>
        <table:table-row table:style-name="ro1">
          <table:table-cell office:value-type="string">
            <text:p>163 </text:p>
          </table:table-cell>
          <table:table-cell office:value-type="string">
            <text:p>2 </text:p>
          </table:table-cell>
          <table:table-cell office:value-type="string">
            <text:p>R6,R138 </text:p>
          </table:table-cell>
          <table:table-cell office:value-type="string">
            <text:p>ROYAL OHM </text:p>
          </table:table-cell>
          <table:table-cell office:value-type="string">
            <text:p>0402WGJ0120T1E </text:p>
          </table:table-cell>
          <table:table-cell office:value-type="string">
            <text:p><text:s/></text:p>
          </table:table-cell>
          <table:table-cell office:value-type="string">
            <text:p>120R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64 </text:p>
          </table:table-cell>
          <table:table-cell office:value-type="string">
            <text:p>7 </text:p>
          </table:table-cell>
          <table:table-cell office:value-type="string">
            <text:p>R26,RS1,RS2,RS3,RS7,RS9,RS10 </text:p>
          </table:table-cell>
          <table:table-cell office:value-type="string">
            <text:p>ROYAL OHM </text:p>
          </table:table-cell>
          <table:table-cell office:value-type="string">
            <text:p>4D02WGJ0330T </text:p>
          </table:table-cell>
          <table:table-cell office:value-type="string">
            <text:p><text:s/></text:p>
          </table:table-cell>
          <table:table-cell office:value-type="string">
            <text:p>33 </text:p>
          </table:table-cell>
          <table:table-cell office:value-type="string">
            <text:p>RESC1005X40N </text:p>
          </table:table-cell>
        </table:table-row>
        <table:table-row table:style-name="ro1">
          <table:table-cell office:value-type="string">
            <text:p>165 </text:p>
          </table:table-cell>
          <table:table-cell office:value-type="string">
            <text:p>14 </text:p>
          </table:table-cell>
          <table:table-cell office:value-type="string">
            <text:p>RP13,RP14,RP15,RP16,RP17,RP18,RP19,RP20,RP21,RP22,RP23,RP24,RP25,RP26 </text:p>
          </table:table-cell>
          <table:table-cell office:value-type="string">
            <text:p>ROYAL OHM </text:p>
          </table:table-cell>
          <table:table-cell office:value-type="string">
            <text:p>4D02WGJ0510B1E </text:p>
          </table:table-cell>
          <table:table-cell office:value-type="string">
            <text:p><text:s/></text:p>
          </table:table-cell>
          <table:table-cell office:value-type="string">
            <text:p>49.9R </text:p>
          </table:table-cell>
          <table:table-cell office:value-type="string">
            <text:p>RESCAV50P100X200X55-8N </text:p>
          </table:table-cell>
        </table:table-row>
        <table:table-row table:style-name="ro2">
          <table:table-cell office:value-type="string">
            <text:p>166 </text:p>
          </table:table-cell>
          <table:table-cell office:value-type="string">
            <text:p>24 </text:p>
          </table:table-cell>
          <table:table-cell office:value-type="string">
            <text:p>RP1,RP2,RP3,RP4,RP5,RP6,RP7,RP8,RP9,RP10,RP11,RP12,RP27,RP28,RP29,RP30,RP31,RP32,RP33,RP34,RP35,RP36,RP37,RP38 </text:p>
          </table:table-cell>
          <table:table-cell office:value-type="string">
            <text:p>ROYAL OHM </text:p>
          </table:table-cell>
          <table:table-cell office:value-type="string">
            <text:p>4D02WGJ0510T </text:p>
          </table:table-cell>
          <table:table-cell office:value-type="string">
            <text:p><text:s/></text:p>
          </table:table-cell>
          <table:table-cell office:value-type="string">
            <text:p>51R </text:p>
          </table:table-cell>
          <table:table-cell office:value-type="string">
            <text:p>RESCAV50P100X200X55-8N </text:p>
          </table:table-cell>
        </table:table-row>
        <table:table-row table:style-name="ro1">
          <table:table-cell office:value-type="string">
            <text:p>167 </text:p>
          </table:table-cell>
          <table:table-cell office:value-type="string">
            <text:p>2 </text:p>
          </table:table-cell>
          <table:table-cell office:value-type="string">
            <text:p>U17,U63 </text:p>
          </table:table-cell>
          <table:table-cell office:value-type="string">
            <text:p>SAMSUNG </text:p>
          </table:table-cell>
          <table:table-cell office:value-type="string">
            <text:p>K7S3218T4C-FC40 </text:p>
          </table:table-cell>
          <table:table-cell office:value-type="string">
            <text:p>QDRII+ X18 CONFIGURATION </text:p>
          </table:table-cell>
          <table:table-cell office:value-type="string">
            <text:p><text:s/></text:p>
          </table:table-cell>
          <table:table-cell office:value-type="string">
            <text:p>BGA165C100P11X15_1500X1700X140 </text:p>
          </table:table-cell>
        </table:table-row>
        <table:table-row table:style-name="ro1">
          <table:table-cell office:value-type="string">
            <text:p>168 </text:p>
          </table:table-cell>
          <table:table-cell office:value-type="string">
            <text:p>1 </text:p>
          </table:table-cell>
          <table:table-cell office:value-type="string">
            <text:p>J14 </text:p>
          </table:table-cell>
          <table:table-cell office:value-type="string">
            <text:p>SAMTEC </text:p>
          </table:table-cell>
          <table:table-cell office:value-type="string">
            <text:p>HLE-105-02-G-DV </text:p>
          </table:table-cell>
          <table:table-cell table:number-columns-repeated="2" office:value-type="string">
            <text:p><text:s/></text:p>
          </table:table-cell>
          <table:table-cell office:value-type="string">
            <text:p>J_10IO_TBD </text:p>
          </table:table-cell>
        </table:table-row>
        <table:table-row table:style-name="ro1">
          <table:table-cell office:value-type="string">
            <text:p>169 </text:p>
          </table:table-cell>
          <table:table-cell office:value-type="string">
            <text:p>1 </text:p>
          </table:table-cell>
          <table:table-cell office:value-type="string">
            <text:p>P9 </text:p>
          </table:table-cell>
          <table:table-cell office:value-type="string">
            <text:p>SAMTEC </text:p>
          </table:table-cell>
          <table:table-cell office:value-type="string">
            <text:p>QSH-040-01-L-D-DP-A-K </text:p>
          </table:table-cell>
          <table:table-cell table:number-columns-repeated="2" office:value-type="string">
            <text:p><text:s/></text:p>
          </table:table-cell>
          <table:table-cell office:value-type="string">
            <text:p>QSH-040-01-X-D-DP-A </text:p>
          </table:table-cell>
        </table:table-row>
        <table:table-row table:style-name="ro1">
          <table:table-cell office:value-type="string">
            <text:p>170 </text:p>
          </table:table-cell>
          <table:table-cell office:value-type="string">
            <text:p>2 </text:p>
          </table:table-cell>
          <table:table-cell office:value-type="string">
            <text:p>P4,P11 </text:p>
          </table:table-cell>
          <table:table-cell office:value-type="string">
            <text:p>SAMTEC </text:p>
          </table:table-cell>
          <table:table-cell office:value-type="string">
            <text:p>TSM-105-01-TM-SV </text:p>
          </table:table-cell>
          <table:table-cell office:value-type="string">
            <text:p><text:s/></text:p>
          </table:table-cell>
          <table:table-cell office:value-type="string">
            <text:p>0.1IN M SMT </text:p>
          </table:table-cell>
          <table:table-cell office:value-type="string">
            <text:p>TSM_5X1_SV </text:p>
          </table:table-cell>
        </table:table-row>
        <table:table-row table:style-name="ro1">
          <table:table-cell office:value-type="string">
            <text:p>171 </text:p>
          </table:table-cell>
          <table:table-cell office:value-type="string">
            <text:p>2 </text:p>
          </table:table-cell>
          <table:table-cell office:value-type="string">
            <text:p>P1,P8 </text:p>
          </table:table-cell>
          <table:table-cell office:value-type="string">
            <text:p>SAMTEC </text:p>
          </table:table-cell>
          <table:table-cell office:value-type="string">
            <text:p>TSM-108-01-TM-DV-P </text:p>
          </table:table-cell>
          <table:table-cell office:value-type="string">
            <text:p><text:s/></text:p>
          </table:table-cell>
          <table:table-cell office:value-type="string">
            <text:p>.1IN M SMT </text:p>
          </table:table-cell>
          <table:table-cell office:value-type="string">
            <text:p>TSM_8X2_DV </text:p>
          </table:table-cell>
        </table:table-row>
        <table:table-row table:style-name="ro1">
          <table:table-cell office:value-type="string">
            <text:p>172 </text:p>
          </table:table-cell>
          <table:table-cell office:value-type="string">
            <text:p>5 </text:p>
          </table:table-cell>
          <table:table-cell office:value-type="string">
            <text:p>C401,C403,C404,C409,C412 </text:p>
          </table:table-cell>
          <table:table-cell office:value-type="string">
            <text:p>SANYO </text:p>
          </table:table-cell>
          <table:table-cell office:value-type="string">
            <text:p>16SVP330M </text:p>
          </table:table-cell>
          <table:table-cell office:value-type="string">
            <text:p><text:s/></text:p>
          </table:table-cell>
          <table:table-cell office:value-type="string">
            <text:p>330UF </text:p>
          </table:table-cell>
          <table:table-cell office:value-type="string">
            <text:p>CAPAE1050X1270N </text:p>
          </table:table-cell>
        </table:table-row>
        <table:table-row table:style-name="ro1">
          <table:table-cell office:value-type="string">
            <text:p>173 </text:p>
          </table:table-cell>
          <table:table-cell office:value-type="string">
            <text:p>1 </text:p>
          </table:table-cell>
          <table:table-cell office:value-type="string">
            <text:p>U42 </text:p>
          </table:table-cell>
          <table:table-cell office:value-type="string">
            <text:p>SPANSION </text:p>
          </table:table-cell>
          <table:table-cell office:value-type="string">
            <text:p>S29GL512P11FFI010 </text:p>
          </table:table-cell>
          <table:table-cell office:value-type="string">
            <text:p><text:s/></text:p>
          </table:table-cell>
          <table:table-cell office:value-type="string">
            <text:p>32MX16 MIRROR BIT </text:p>
          </table:table-cell>
          <table:table-cell office:value-type="string">
            <text:p>BGA64C100P8X8_1100X1300X140 </text:p>
          </table:table-cell>
        </table:table-row>
        <table:table-row table:style-name="ro4">
          <table:table-cell office:value-type="string">
            <text:p>174 </text:p>
          </table:table-cell>
          <table:table-cell office:value-type="string">
            <text:p>36 </text:p>
          </table:table-cell>
          <table:table-cell office:value-type="string">
            <text:p>FB1,FB3,FB4,FB5,FB8,FB9,FB10,FB11,FB14,FB15,FB16,FB17,FB19,FB22,FB23,FB24,FB25,FB26,FB27,FB28,FB30,FB31,FB32,FB35,FB36,FB37,FB38,FB41,FB42,FB43,FB44,FB46,FB49,FB50,FB51,FB52 </text:p>
          </table:table-cell>
          <table:table-cell office:value-type="string">
            <text:p>TDK </text:p>
          </table:table-cell>
          <table:table-cell office:value-type="string">
            <text:p>MPZ1608S221A </text:p>
          </table:table-cell>
          <table:table-cell office:value-type="string">
            <text:p><text:s/></text:p>
          </table:table-cell>
          <table:table-cell office:value-type="string">
            <text:p>220@100M </text:p>
          </table:table-cell>
          <table:table-cell office:value-type="string">
            <text:p>INDC1608X95N </text:p>
          </table:table-cell>
        </table:table-row>
        <table:table-row table:style-name="ro1">
          <table:table-cell office:value-type="string">
            <text:p>175 </text:p>
          </table:table-cell>
          <table:table-cell office:value-type="string">
            <text:p>7 </text:p>
          </table:table-cell>
          <table:table-cell office:value-type="string">
            <text:p>U10,U11,U12,U13,U14,U65,U66 </text:p>
          </table:table-cell>
          <table:table-cell office:value-type="string">
            <text:p>TEXAS INSTRUMENTS </text:p>
          </table:table-cell>
          <table:table-cell office:value-type="string">
            <text:p>74AVCH4T245DGVRE4 </text:p>
          </table:table-cell>
          <table:table-cell table:number-columns-repeated="2" office:value-type="string">
            <text:p><text:s/></text:p>
          </table:table-cell>
          <table:table-cell office:value-type="string">
            <text:p>SOP40P640X120-16N </text:p>
          </table:table-cell>
        </table:table-row>
        <table:table-row table:style-name="ro1">
          <table:table-cell office:value-type="string">
            <text:p>176 </text:p>
          </table:table-cell>
          <table:table-cell office:value-type="string">
            <text:p>1 </text:p>
          </table:table-cell>
          <table:table-cell office:value-type="string">
            <text:p>U50 </text:p>
          </table:table-cell>
          <table:table-cell office:value-type="string">
            <text:p>TEXAS INSTRUMENTS </text:p>
          </table:table-cell>
          <table:table-cell office:value-type="string">
            <text:p>PTH05T210WAD </text:p>
          </table:table-cell>
          <table:table-cell office:value-type="string">
            <text:p><text:s/></text:p>
          </table:table-cell>
          <table:table-cell office:value-type="string">
            <text:p>PTH05T210WAD </text:p>
          </table:table-cell>
          <table:table-cell office:value-type="string">
            <text:p>PTH08T210W_ECP </text:p>
          </table:table-cell>
        </table:table-row>
        <table:table-row table:style-name="ro1">
          <table:table-cell office:value-type="string">
            <text:p>177 </text:p>
          </table:table-cell>
          <table:table-cell office:value-type="string">
            <text:p>1 </text:p>
          </table:table-cell>
          <table:table-cell office:value-type="string">
            <text:p>U27 </text:p>
          </table:table-cell>
          <table:table-cell office:value-type="string">
            <text:p>TEXAS INSTRUMENTS </text:p>
          </table:table-cell>
          <table:table-cell office:value-type="string">
            <text:p>PTH08T220WAD </text:p>
          </table:table-cell>
          <table:table-cell table:number-columns-repeated="2" office:value-type="string">
            <text:p><text:s/></text:p>
          </table:table-cell>
          <table:table-cell office:value-type="string">
            <text:p>PTH08T220W_EAS </text:p>
          </table:table-cell>
        </table:table-row>
        <table:table-row table:style-name="ro1">
          <table:table-cell office:value-type="string">
            <text:p>178 </text:p>
          </table:table-cell>
          <table:table-cell office:value-type="string">
            <text:p>1 </text:p>
          </table:table-cell>
          <table:table-cell office:value-type="string">
            <text:p>U53 </text:p>
          </table:table-cell>
          <table:table-cell office:value-type="string">
            <text:p>TEXAS INSTRUMENTS </text:p>
          </table:table-cell>
          <table:table-cell office:value-type="string">
            <text:p>PTH08T230WAD </text:p>
          </table:table-cell>
          <table:table-cell table:number-columns-repeated="2" office:value-type="string">
            <text:p><text:s/></text:p>
          </table:table-cell>
          <table:table-cell office:value-type="string">
            <text:p>PTH08T230W_ECL </text:p>
          </table:table-cell>
        </table:table-row>
        <table:table-row table:style-name="ro1">
          <table:table-cell office:value-type="string">
            <text:p>179 </text:p>
          </table:table-cell>
          <table:table-cell office:value-type="string">
            <text:p>1 </text:p>
          </table:table-cell>
          <table:table-cell office:value-type="string">
            <text:p>U51 </text:p>
          </table:table-cell>
          <table:table-cell office:value-type="string">
            <text:p>TEXAS INSTRUMENTS </text:p>
          </table:table-cell>
          <table:table-cell office:value-type="string">
            <text:p>PTH08T240WAD </text:p>
          </table:table-cell>
          <table:table-cell office:value-type="string">
            <text:p><text:s/></text:p>
          </table:table-cell>
          <table:table-cell office:value-type="string">
            <text:p>PTH08T240WAD </text:p>
          </table:table-cell>
          <table:table-cell office:value-type="string">
            <text:p>PTH08T240W_EBS </text:p>
          </table:table-cell>
        </table:table-row>
        <table:table-row table:style-name="ro1">
          <table:table-cell office:value-type="string">
            <text:p>180 </text:p>
          </table:table-cell>
          <table:table-cell office:value-type="string">
            <text:p>4 </text:p>
          </table:table-cell>
          <table:table-cell office:value-type="string">
            <text:p>U22,U23,U36,U37 </text:p>
          </table:table-cell>
          <table:table-cell office:value-type="string">
            <text:p>TEXAS INSTRUMENTS </text:p>
          </table:table-cell>
          <table:table-cell office:value-type="string">
            <text:p>SN74AHC1G08DCKR </text:p>
          </table:table-cell>
          <table:table-cell table:number-columns-repeated="2" office:value-type="string">
            <text:p><text:s/></text:p>
          </table:table-cell>
          <table:table-cell office:value-type="string">
            <text:p>SOT65P210X110-5N </text:p>
          </table:table-cell>
        </table:table-row>
        <table:table-row table:style-name="ro1">
          <table:table-cell office:value-type="string">
            <text:p>181 </text:p>
          </table:table-cell>
          <table:table-cell office:value-type="string">
            <text:p>1 </text:p>
          </table:table-cell>
          <table:table-cell office:value-type="string">
            <text:p>U2 </text:p>
          </table:table-cell>
          <table:table-cell office:value-type="string">
            <text:p>TEXAS INSTRUMENTS </text:p>
          </table:table-cell>
          <table:table-cell office:value-type="string">
            <text:p>SN74AHC1G125DCKT </text:p>
          </table:table-cell>
          <table:table-cell table:number-columns-repeated="2" office:value-type="string">
            <text:p><text:s/></text:p>
          </table:table-cell>
          <table:table-cell office:value-type="string">
            <text:p>SOT65P210X110-5N </text:p>
          </table:table-cell>
        </table:table-row>
        <table:table-row table:style-name="ro1">
          <table:table-cell office:value-type="string">
            <text:p>182 </text:p>
          </table:table-cell>
          <table:table-cell office:value-type="string">
            <text:p>1 </text:p>
          </table:table-cell>
          <table:table-cell office:value-type="string">
            <text:p>U35 </text:p>
          </table:table-cell>
          <table:table-cell office:value-type="string">
            <text:p>TEXAS INSTRUMENTS </text:p>
          </table:table-cell>
          <table:table-cell office:value-type="string">
            <text:p>SN74LVC1G08DCKR </text:p>
          </table:table-cell>
          <table:table-cell office:value-type="string">
            <text:p><text:s/></text:p>
          </table:table-cell>
          <table:table-cell office:value-type="string">
            <text:p>74LVC1G08 </text:p>
          </table:table-cell>
          <table:table-cell office:value-type="string">
            <text:p>SOT65P210X110-5N </text:p>
          </table:table-cell>
        </table:table-row>
        <table:table-row table:style-name="ro1">
          <table:table-cell office:value-type="string">
            <text:p>183 </text:p>
          </table:table-cell>
          <table:table-cell office:value-type="string">
            <text:p>4 </text:p>
          </table:table-cell>
          <table:table-cell office:value-type="string">
            <text:p>U18,U19,U28,U29 </text:p>
          </table:table-cell>
          <table:table-cell office:value-type="string">
            <text:p>TEXAS INSTRUMENTS </text:p>
          </table:table-cell>
          <table:table-cell office:value-type="string">
            <text:p>TPS2031D </text:p>
          </table:table-cell>
          <table:table-cell table:number-columns-repeated="2" office:value-type="string">
            <text:p><text:s/></text:p>
          </table:table-cell>
          <table:table-cell office:value-type="string">
            <text:p>SOIC127P600X175-8N </text:p>
          </table:table-cell>
        </table:table-row>
        <table:table-row table:style-name="ro1">
          <table:table-cell office:value-type="string">
            <text:p>184 </text:p>
          </table:table-cell>
          <table:table-cell office:value-type="string">
            <text:p>4 </text:p>
          </table:table-cell>
          <table:table-cell office:value-type="string">
            <text:p>U16,U32,U33,U62 </text:p>
          </table:table-cell>
          <table:table-cell office:value-type="string">
            <text:p>TEXAS INSTRUMENTS </text:p>
          </table:table-cell>
          <table:table-cell office:value-type="string">
            <text:p>TPS51100DGQ </text:p>
          </table:table-cell>
          <table:table-cell office:value-type="string">
            <text:p><text:s/></text:p>
          </table:table-cell>
          <table:table-cell office:value-type="string">
            <text:p>TPS51100DGQ </text:p>
          </table:table-cell>
          <table:table-cell office:value-type="string">
            <text:p>SOP50P490X110-11N </text:p>
          </table:table-cell>
        </table:table-row>
        <table:table-row table:style-name="ro1">
          <table:table-cell office:value-type="string">
            <text:p>185 </text:p>
          </table:table-cell>
          <table:table-cell office:value-type="string">
            <text:p>4 </text:p>
          </table:table-cell>
          <table:table-cell office:value-type="string">
            <text:p>U55,U56,U57,U59 </text:p>
          </table:table-cell>
          <table:table-cell office:value-type="string">
            <text:p>TEXAS INSTRUMENTS </text:p>
          </table:table-cell>
          <table:table-cell office:value-type="string">
            <text:p>TPS74401RGWT </text:p>
          </table:table-cell>
          <table:table-cell office:value-type="string">
            <text:p><text:s/></text:p>
          </table:table-cell>
          <table:table-cell office:value-type="string">
            <text:p>TPS74401RGWT </text:p>
          </table:table-cell>
          <table:table-cell office:value-type="string">
            <text:p>QFN65P500X500X100-21AL </text:p>
          </table:table-cell>
        </table:table-row>
        <table:table-row table:style-name="ro1">
          <table:table-cell office:value-type="string">
            <text:p>186 </text:p>
          </table:table-cell>
          <table:table-cell office:value-type="string">
            <text:p>1 </text:p>
          </table:table-cell>
          <table:table-cell office:value-type="string">
            <text:p>U6 </text:p>
          </table:table-cell>
          <table:table-cell office:value-type="string">
            <text:p>TI </text:p>
          </table:table-cell>
          <table:table-cell office:value-type="string">
            <text:p>CDCU877ARHAT </text:p>
          </table:table-cell>
          <table:table-cell table:number-columns-repeated="2" office:value-type="string">
            <text:p><text:s/></text:p>
          </table:table-cell>
          <table:table-cell office:value-type="string">
            <text:p>QFN50P600X600X100-41N </text:p>
          </table:table-cell>
        </table:table-row>
        <table:table-row table:style-name="ro1">
          <table:table-cell office:value-type="string">
            <text:p>187 </text:p>
          </table:table-cell>
          <table:table-cell office:value-type="string">
            <text:p>1 </text:p>
          </table:table-cell>
          <table:table-cell office:value-type="string">
            <text:p>U3 </text:p>
          </table:table-cell>
          <table:table-cell office:value-type="string">
            <text:p>TI </text:p>
          </table:table-cell>
          <table:table-cell office:value-type="string">
            <text:p>TL7700CPSR </text:p>
          </table:table-cell>
          <table:table-cell table:number-columns-repeated="2" office:value-type="string">
            <text:p><text:s/></text:p>
          </table:table-cell>
          <table:table-cell office:value-type="string">
            <text:p>SOIC127P780X200-8N </text:p>
          </table:table-cell>
        </table:table-row>
        <table:table-row table:style-name="ro1">
          <table:table-cell office:value-type="string">
            <text:p>188 </text:p>
          </table:table-cell>
          <table:table-cell office:value-type="string">
            <text:p>1 </text:p>
          </table:table-cell>
          <table:table-cell office:value-type="string">
            <text:p>J1 </text:p>
          </table:table-cell>
          <table:table-cell office:value-type="string">
            <text:p>TYCO ELECTRONICS </text:p>
          </table:table-cell>
          <table:table-cell office:value-type="string">
            <text:p>5767054-1 </text:p>
          </table:table-cell>
          <table:table-cell office:value-type="string">
            <text:p><text:s/></text:p>
          </table:table-cell>
          <table:table-cell office:value-type="string">
            <text:p>.25IN F SMT </text:p>
          </table:table-cell>
          <table:table-cell office:value-type="string">
            <text:p>767054-1 </text:p>
          </table:table-cell>
        </table:table-row>
        <table:table-row table:style-name="ro1">
          <table:table-cell office:value-type="string">
            <text:p>189 </text:p>
          </table:table-cell>
          <table:table-cell office:value-type="string">
            <text:p>2 </text:p>
          </table:table-cell>
          <table:table-cell office:value-type="string">
            <text:p>P5,P7 </text:p>
          </table:table-cell>
          <table:table-cell office:value-type="string">
            <text:p>TYCO ELECTRONICS </text:p>
          </table:table-cell>
          <table:table-cell office:value-type="string">
            <text:p>6367550-5 </text:p>
          </table:table-cell>
          <table:table-cell office:value-type="string">
            <text:p><text:s/></text:p>
          </table:table-cell>
          <table:table-cell office:value-type="string">
            <text:p>ZDOK40 </text:p>
          </table:table-cell>
          <table:table-cell office:value-type="string">
            <text:p>TYCO6367550 </text:p>
          </table:table-cell>
        </table:table-row>
        <table:table-row table:style-name="ro7">
          <table:table-cell office:value-type="string">
            <text:p>190 </text:p>
          </table:table-cell>
          <table:table-cell office:value-type="string">
            <text:p>118 </text:p>
          </table:table-cell>
          <table:table-cell office:value-type="string">
            <text:p>C3,C4,C53,C54,C149,C150,C151,C152,C192,C193,C194,C195,C196,C197,C198,C199,C604,C605,C606,C607,C615,C621,C622,C623,C624,C625,C626,C627,C629,C630,C631,C632,C634,C636,C637,C638,C639,C640,C641,C642,C643,C644,C645,C647,C648,C649,C650,C651,C652,C653,C654,C655,C656,C657,C658,C659,C660,C661,C662,C664,C665,C666,C667,C668,C669,C670,C671,C672,C673,C674,C675,C677,C678,C679,C680,C681,C682,C683,C684,C686,C687,C688,C689,C690,C691,C692,C693,C694,C695,C696,C697,C698,C699,C700,C702,C704,C705,C706,C707,C708,C709,C710,C711,C712,C713,C714,C715,C716,C717,C718,C719,C720,C722,C723,C724,C725,C726,C729 </text:p>
          </table:table-cell>
          <table:table-cell office:value-type="string">
            <text:p>VENKEL </text:p>
          </table:table-cell>
          <table:table-cell office:value-type="string">
            <text:p>C0402X7R160-104KN </text:p>
          </table:table-cell>
          <table:table-cell office:value-type="string">
            <text:p><text:s/></text:p>
          </table:table-cell>
          <table:table-cell office:value-type="string">
            <text:p>0.1UF </text:p>
          </table:table-cell>
          <table:table-cell office:value-type="string">
            <text:p>CAPC1005X55N </text:p>
          </table:table-cell>
        </table:table-row>
        <table:table-row table:style-name="ro1">
          <table:table-cell office:value-type="string">
            <text:p>191 </text:p>
          </table:table-cell>
          <table:table-cell office:value-type="string">
            <text:p>1 </text:p>
          </table:table-cell>
          <table:table-cell office:value-type="string">
            <text:p>R185 </text:p>
          </table:table-cell>
          <table:table-cell office:value-type="string">
            <text:p>VISHAY </text:p>
          </table:table-cell>
          <table:table-cell office:value-type="string">
            <text:p>AC05000001009JLB00 </text:p>
          </table:table-cell>
          <table:table-cell office:value-type="string">
            <text:p><text:s/></text:p>
          </table:table-cell>
          <table:table-cell office:value-type="string">
            <text:p>10R </text:p>
          </table:table-cell>
          <table:table-cell office:value-type="string">
            <text:p>VISHAY_AC05 </text:p>
          </table:table-cell>
        </table:table-row>
        <table:table-row table:style-name="ro1">
          <table:table-cell office:value-type="string">
            <text:p>192 </text:p>
          </table:table-cell>
          <table:table-cell office:value-type="string">
            <text:p>1 </text:p>
          </table:table-cell>
          <table:table-cell office:value-type="string">
            <text:p>R187 </text:p>
          </table:table-cell>
          <table:table-cell office:value-type="string">
            <text:p>VISHAY </text:p>
          </table:table-cell>
          <table:table-cell office:value-type="string">
            <text:p>AC05000005609JLB00 </text:p>
          </table:table-cell>
          <table:table-cell office:value-type="string">
            <text:p><text:s/></text:p>
          </table:table-cell>
          <table:table-cell office:value-type="string">
            <text:p>56R </text:p>
          </table:table-cell>
          <table:table-cell office:value-type="string">
            <text:p>VISHAY_AC05 </text:p>
          </table:table-cell>
        </table:table-row>
        <table:table-row table:style-name="ro1">
          <table:table-cell office:value-type="string">
            <text:p>193 </text:p>
          </table:table-cell>
          <table:table-cell office:value-type="string">
            <text:p>1 </text:p>
          </table:table-cell>
          <table:table-cell office:value-type="string">
            <text:p>D1 </text:p>
          </table:table-cell>
          <table:table-cell office:value-type="string">
            <text:p>VISHAY </text:p>
          </table:table-cell>
          <table:table-cell office:value-type="string">
            <text:p>BAV70-V </text:p>
          </table:table-cell>
          <table:table-cell office:value-type="string">
            <text:p><text:s/></text:p>
          </table:table-cell>
          <table:table-cell office:value-type="string">
            <text:p>BAV70 </text:p>
          </table:table-cell>
          <table:table-cell office:value-type="string">
            <text:p>SOT95P248X115-3N </text:p>
          </table:table-cell>
        </table:table-row>
        <table:table-row table:style-name="ro1">
          <table:table-cell office:value-type="string">
            <text:p>194 </text:p>
          </table:table-cell>
          <table:table-cell office:value-type="string">
            <text:p>1 </text:p>
          </table:table-cell>
          <table:table-cell office:value-type="string">
            <text:p>R298 </text:p>
          </table:table-cell>
          <table:table-cell office:value-type="string">
            <text:p>VISHAY DALE </text:p>
          </table:table-cell>
          <table:table-cell office:value-type="string">
            <text:p>WSL25121L000FEA </text:p>
          </table:table-cell>
          <table:table-cell office:value-type="string">
            <text:p><text:s/></text:p>
          </table:table-cell>
          <table:table-cell office:value-type="string">
            <text:p>0R001 </text:p>
          </table:table-cell>
          <table:table-cell office:value-type="string">
            <text:p>RESC6432X89N </text:p>
          </table:table-cell>
        </table:table-row>
        <table:table-row table:style-name="ro1">
          <table:table-cell office:value-type="string">
            <text:p>195 </text:p>
          </table:table-cell>
          <table:table-cell office:value-type="string">
            <text:p>1 </text:p>
          </table:table-cell>
          <table:table-cell office:value-type="string">
            <text:p>R295 </text:p>
          </table:table-cell>
          <table:table-cell office:value-type="string">
            <text:p>VISHAY DALE </text:p>
          </table:table-cell>
          <table:table-cell office:value-type="string">
            <text:p>WSL25122L000FEA </text:p>
          </table:table-cell>
          <table:table-cell office:value-type="string">
            <text:p><text:s/></text:p>
          </table:table-cell>
          <table:table-cell office:value-type="string">
            <text:p>0R002 </text:p>
          </table:table-cell>
          <table:table-cell office:value-type="string">
            <text:p>RESC6432X89N </text:p>
          </table:table-cell>
        </table:table-row>
        <table:table-row table:style-name="ro1">
          <table:table-cell office:value-type="string">
            <text:p>196 </text:p>
          </table:table-cell>
          <table:table-cell office:value-type="string">
            <text:p>2 </text:p>
          </table:table-cell>
          <table:table-cell office:value-type="string">
            <text:p>R292,R296 </text:p>
          </table:table-cell>
          <table:table-cell office:value-type="string">
            <text:p>VISHAY DALE </text:p>
          </table:table-cell>
          <table:table-cell office:value-type="string">
            <text:p>WSL25124L000FEA </text:p>
          </table:table-cell>
          <table:table-cell office:value-type="string">
            <text:p><text:s/></text:p>
          </table:table-cell>
          <table:table-cell office:value-type="string">
            <text:p>0R004 </text:p>
          </table:table-cell>
          <table:table-cell office:value-type="string">
            <text:p>RESC6432X89N </text:p>
          </table:table-cell>
        </table:table-row>
        <table:table-row table:style-name="ro1">
          <table:table-cell office:value-type="string">
            <text:p>197 </text:p>
          </table:table-cell>
          <table:table-cell office:value-type="string">
            <text:p>3 </text:p>
          </table:table-cell>
          <table:table-cell office:value-type="string">
            <text:p>R287,R293,R294 </text:p>
          </table:table-cell>
          <table:table-cell office:value-type="string">
            <text:p>VISHAY DALE </text:p>
          </table:table-cell>
          <table:table-cell office:value-type="string">
            <text:p>WSL2512R0100FEA </text:p>
          </table:table-cell>
          <table:table-cell office:value-type="string">
            <text:p><text:s/></text:p>
          </table:table-cell>
          <table:table-cell office:value-type="string">
            <text:p>0R01 </text:p>
          </table:table-cell>
          <table:table-cell office:value-type="string">
            <text:p>RESC6432X89N </text:p>
          </table:table-cell>
        </table:table-row>
        <table:table-row table:style-name="ro1">
          <table:table-cell office:value-type="string">
            <text:p>198 </text:p>
          </table:table-cell>
          <table:table-cell office:value-type="string">
            <text:p>1 </text:p>
          </table:table-cell>
          <table:table-cell office:value-type="string">
            <text:p>U54 </text:p>
          </table:table-cell>
          <table:table-cell office:value-type="string">
            <text:p>XILINX </text:p>
          </table:table-cell>
          <table:table-cell office:value-type="string">
            <text:p>XC2C256_7VQ144C </text:p>
          </table:table-cell>
          <table:table-cell table:number-columns-repeated="2" office:value-type="string">
            <text:p><text:s/></text:p>
          </table:table-cell>
          <table:table-cell office:value-type="string">
            <text:p>QFP50P2200X2200X160-144N </text:p>
          </table:table-cell>
        </table:table-row>
        <table:table-row table:style-name="ro1">
          <table:table-cell office:value-type="string">
            <text:p>199 </text:p>
          </table:table-cell>
          <table:table-cell office:value-type="string">
            <text:p>1 </text:p>
          </table:table-cell>
          <table:table-cell office:value-type="string">
            <text:p>U15 </text:p>
          </table:table-cell>
          <table:table-cell office:value-type="string">
            <text:p>XILINX </text:p>
          </table:table-cell>
          <table:table-cell office:value-type="string">
            <text:p>XC5VSX95T </text:p>
          </table:table-cell>
          <table:table-cell table:number-columns-repeated="2" office:value-type="string">
            <text:p><text:s/></text:p>
          </table:table-cell>
          <table:table-cell office:value-type="string">
            <text:p>BGA1136C100P34X34_3500X3500X340 </text:p>
          </table:table-cell>
        </table:table-row>
        <table:table-row table:style-name="ro1" table:number-rows-repeated="65335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31">2009/08/31</text:date>, <text:time>14:2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8-31T14:26:13.85</dc:date>
    <dc:creator>Francois Kapp</dc:creator>
    <meta:document-statistic meta:table-count="1" meta:cell-count="1600" meta:object-count="0"/>
    <meta:generator>OpenOffice.org/3.0$Win32 OpenOffice.org_project/300m9$Build-9358</meta:generator>
  </office:meta>
</office:document-meta>
</file>